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TablePreview1.svm" manifest:media-type=""/>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3.304cm" fo:min-width="24.469cm"/>
    </style:style>
    <style:style style:name="gr3" style:family="graphic" style:parent-style-name="standard">
      <style:graphic-properties draw:stroke="none" svg:stroke-color="#000000" draw:fill="none" draw:fill-color="#ffffff" draw:textarea-horizontal-align="left" draw:auto-grow-height="true" draw:auto-grow-width="true" fo:min-height="2.845cm" fo:min-width="21.96cm"/>
    </style:style>
    <style:style style:name="gr4" style:family="graphic" style:parent-style-name="standard">
      <style:graphic-properties draw:stroke="none" svg:stroke-color="#000000" draw:fill="none" draw:fill-color="#ffffff" draw:textarea-horizontal-align="left" draw:auto-grow-height="true" draw:auto-grow-width="true" fo:min-height="3.304cm" fo:min-width="21.7cm"/>
    </style:style>
    <style:style style:name="gr5" style:family="graphic" style:parent-style-name="standard">
      <style:graphic-properties draw:stroke="none" svg:stroke-color="#000000" draw:fill="none" draw:fill-color="#ffffff" draw:auto-grow-height="true" draw:auto-grow-width="false" fo:max-height="0cm" fo:min-height="0.713cm"/>
    </style:style>
    <style:style style:name="gr6" style:family="graphic" style:parent-style-name="standard">
      <style:graphic-properties draw:stroke="none" svg:stroke-color="#000000" draw:fill="none" draw:fill-color="#ffffff" draw:textarea-horizontal-align="left" draw:auto-grow-height="true" draw:auto-grow-width="true" fo:min-height="1.423cm" fo:min-width="20.618cm"/>
    </style:style>
    <style:style style:name="gr7" style:family="graphic" style:parent-style-name="standard">
      <style:graphic-properties draw:stroke="none" svg:stroke-color="#000000" draw:fill="none" draw:fill-color="#ffffff" draw:textarea-horizontal-align="left" draw:auto-grow-height="true" draw:auto-grow-width="true" fo:min-height="3.561cm" fo:min-width="18.603cm"/>
    </style:style>
    <style:style style:name="gr8" style:family="graphic" style:parent-style-name="standard">
      <style:graphic-properties draw:stroke="none" svg:stroke-color="#000000" draw:fill="none" draw:fill-color="#ffffff" draw:textarea-horizontal-align="left" draw:auto-grow-height="true" draw:auto-grow-width="false" fo:min-height="4.393cm" fo:min-width="16.9cm"/>
    </style:style>
    <style:style style:name="gr9" style:family="graphic" style:parent-style-name="standard">
      <style:graphic-properties draw:textarea-horizontal-align="justify" draw:textarea-vertical-align="middle" draw:auto-grow-height="false"/>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18.418cm"/>
    </style:style>
    <style:style style:name="gr12" style:family="graphic" style:parent-style-name="standard">
      <style:graphic-properties draw:stroke="none" svg:stroke-color="#000000" draw:fill="none" draw:fill-color="#ffffff" draw:textarea-horizontal-align="left" draw:auto-grow-height="true" draw:auto-grow-width="false" fo:min-height="12.41cm" fo:min-width="20.5cm"/>
    </style:style>
    <style:style style:name="gr13" style:family="graphic" style:parent-style-name="standard">
      <style:graphic-properties draw:stroke="none" svg:stroke-color="#000000" draw:fill="none" draw:fill-color="#ffffff" draw:textarea-horizontal-align="left" draw:auto-grow-height="true" draw:auto-grow-width="false" fo:min-height="11.087cm" fo:min-width="20.5cm"/>
    </style:style>
    <style:style style:name="gr14" style:family="graphic" style:parent-style-name="standard">
      <style:graphic-properties draw:stroke="none" svg:stroke-color="#000000" draw:fill="none" draw:fill-color="#ffffff" draw:textarea-horizontal-align="left" draw:auto-grow-height="true" draw:auto-grow-width="true" fo:min-height="1.423cm" fo:min-width="21.879cm"/>
    </style:style>
    <style:style style:name="gr15" style:family="graphic" style:parent-style-name="standard">
      <style:graphic-properties draw:ole-draw-aspect="1" style:protect="size"/>
    </style:style>
    <style:style style:name="gr16" style:family="graphic" style:parent-style-name="standard">
      <style:graphic-properties draw:stroke="none" svg:stroke-color="#000000" draw:fill="none" draw:fill-color="#ffffff" draw:textarea-horizontal-align="left" draw:auto-grow-height="true" draw:auto-grow-width="true" fo:min-height="9.758cm" fo:min-width="25.057cm"/>
    </style:style>
    <style:style style:name="gr17" style:family="graphic" style:parent-style-name="standard">
      <style:graphic-properties draw:stroke="none" svg:stroke-color="#000000" draw:fill="none" draw:fill-color="#ffffff" draw:textarea-horizontal-align="left" draw:auto-grow-height="true" draw:auto-grow-width="true" fo:min-height="2.845cm" fo:min-width="16.178cm"/>
    </style:style>
    <style:style style:name="gr18" style:family="graphic" style:parent-style-name="Objekt_20_ohne_20_Füllung_20_und_20_Linie">
      <style:graphic-properties draw:ole-draw-aspect="1" style:protect="size"/>
    </style:style>
    <style:style style:name="gr19" style:family="graphic" style:parent-style-name="standard">
      <style:graphic-properties draw:stroke="none" svg:stroke-color="#000000" draw:fill="none" draw:fill-color="#ffffff" draw:textarea-horizontal-align="left" draw:auto-grow-height="true" draw:auto-grow-width="false" fo:min-height="1.102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1.102cm" fo:min-width="20.613cm"/>
    </style:style>
    <style:style style:name="gr21" style:family="graphic" style:parent-style-name="standard">
      <style:graphic-properties draw:stroke="none" svg:stroke-color="#000000" draw:fill="none" draw:fill-color="#ffffff" draw:textarea-horizontal-align="left" draw:auto-grow-height="true" draw:auto-grow-width="true" fo:min-height="2.203cm" fo:min-width="24.088cm"/>
    </style:style>
    <style:style style:name="gr22" style:family="graphic" style:parent-style-name="standard">
      <style:graphic-properties draw:stroke="none" svg:stroke-color="#000000" draw:fill="none" draw:fill-color="#ffffff" draw:textarea-horizontal-align="left" draw:auto-grow-height="true" draw:auto-grow-width="true" fo:min-height="3.304cm" fo:min-width="23.821cm"/>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17.515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713cm" fo:min-width="1.882cm"/>
    </style:style>
    <style:style style:name="gr26"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713cm" fo:min-width="0.32cm"/>
    </style:style>
    <style:style style:name="gr28" style:family="graphic" style:parent-style-name="standard">
      <style:graphic-properties draw:stroke="none" svg:stroke-color="#000000" draw:fill="none" draw:fill-color="#ffffff" draw:textarea-horizontal-align="left" draw:auto-grow-height="true" draw:auto-grow-width="true" fo:min-height="0.713cm" fo:min-width="0.705cm"/>
    </style:style>
    <style:style style:name="gr29" style:family="graphic" style:parent-style-name="standard">
      <style:graphic-properties draw:stroke="none" svg:stroke-color="#000000" draw:fill="none" draw:fill-color="#ffffff" draw:textarea-horizontal-align="left" draw:auto-grow-height="true" draw:auto-grow-width="true" fo:min-height="0.713cm" fo:min-width="0.671cm"/>
    </style:style>
    <style:style style:name="gr30" style:family="graphic" style:parent-style-name="standard">
      <style:graphic-properties draw:stroke="none" svg:stroke-color="#000000" draw:fill="none" draw:fill-color="#ffffff" draw:textarea-horizontal-align="left" draw:auto-grow-height="true" draw:auto-grow-width="true" fo:min-height="0.713cm" fo:min-width="0.391cm"/>
    </style:style>
    <style:style style:name="gr31" style:family="graphic" style:parent-style-name="standard">
      <style:graphic-properties draw:stroke="none" svg:stroke-color="#000000" draw:fill="none" draw:fill-color="#ffffff" draw:textarea-horizontal-align="left" draw:auto-grow-height="true" draw:auto-grow-width="true" fo:min-height="0.713cm" fo:min-width="0.815cm"/>
    </style:style>
    <style:style style:name="gr32" style:family="graphic" style:parent-style-name="standard">
      <style:graphic-properties draw:stroke="none" svg:stroke-color="#000000" draw:fill="none" draw:fill-color="#ffffff" draw:textarea-horizontal-align="left" draw:auto-grow-height="true" draw:auto-grow-width="true" fo:min-height="0.713cm" fo:min-width="0.535cm"/>
    </style:style>
    <style:style style:name="gr33" style:family="graphic" style:parent-style-name="standard">
      <style:graphic-properties draw:stroke="none" svg:stroke-color="#000000" draw:fill="none" draw:fill-color="#ffffff" draw:textarea-horizontal-align="left" draw:auto-grow-height="true" draw:auto-grow-width="false" fo:min-height="0.793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11.225cm"/>
    </style:style>
    <style:style style:name="gr35" style:family="graphic" style:parent-style-name="standard">
      <style:graphic-properties draw:stroke="none" svg:stroke-color="#000000" draw:fill="none" draw:fill-color="#ffffff" draw:textarea-horizontal-align="left" draw:auto-grow-height="true" draw:auto-grow-width="true" fo:min-height="4.405cm" fo:min-width="23.648cm"/>
    </style:style>
    <style:style style:name="gr36" style:family="graphic" style:parent-style-name="standard">
      <style:graphic-properties draw:stroke="none" svg:stroke-color="#000000" draw:fill="none" draw:fill-color="#ffffff" draw:textarea-horizontal-align="left" draw:auto-grow-height="true" draw:auto-grow-width="true" fo:min-height="0.945cm" fo:min-width="1.556cm"/>
    </style:style>
    <style:style style:name="gr37" style:family="graphic" style:parent-style-name="standard">
      <style:graphic-properties draw:stroke="none" svg:stroke-color="#000000" draw:fill="none" draw:fill-color="#ffffff" draw:textarea-horizontal-align="left" draw:auto-grow-height="true" draw:auto-grow-width="true" fo:min-height="0.945cm" fo:min-width="1.818cm"/>
    </style:style>
    <style:style style:name="gr38" style:family="graphic" style:parent-style-name="standard">
      <style:graphic-properties draw:stroke="none" svg:stroke-color="#000000" draw:fill="none" draw:fill-color="#ffffff" draw:textarea-horizontal-align="left" draw:auto-grow-height="true" draw:auto-grow-width="true" fo:min-height="1.102cm" fo:min-width="4.447cm"/>
    </style:style>
    <style:style style:name="gr39" style:family="graphic" style:parent-style-name="standard">
      <style:graphic-properties draw:stroke="none" svg:stroke-color="#000000" draw:fill="none" draw:fill-color="#ffffff" draw:textarea-horizontal-align="left" draw:auto-grow-height="true" draw:auto-grow-width="true" fo:min-height="0.945cm" fo:min-width="1.966cm"/>
    </style:style>
    <style:style style:name="gr40" style:family="graphic" style:parent-style-name="standard">
      <style:graphic-properties draw:stroke="none" svg:stroke-color="#000000" draw:fill="none" draw:fill-color="#ffffff" draw:textarea-horizontal-align="left" draw:auto-grow-height="true" draw:auto-grow-width="true" fo:min-height="0.945cm" fo:min-width="2.081cm"/>
    </style:style>
    <style:style style:name="gr41" style:family="graphic" style:parent-style-name="standard">
      <style:graphic-properties draw:stroke="none" svg:stroke-color="#000000" draw:fill="none" draw:fill-color="#ffffff" draw:textarea-horizontal-align="left" draw:auto-grow-height="true" draw:auto-grow-width="false" fo:min-height="0.713cm" fo:min-width="0.5cm"/>
    </style:style>
    <style:style style:name="gr42" style:family="graphic" style:parent-style-name="standard">
      <style:graphic-properties draw:stroke="none" svg:stroke-color="#000000" draw:fill="none" draw:fill-color="#ffffff" draw:textarea-horizontal-align="left" draw:auto-grow-height="true" draw:auto-grow-width="true" fo:min-height="2.127cm" fo:min-width="5.048cm"/>
    </style:style>
    <style:style style:name="gr43" style:family="graphic" style:parent-style-name="standard">
      <style:graphic-properties draw:stroke="none" svg:stroke-color="#000000" draw:fill="none" draw:fill-color="#ffffff" draw:textarea-horizontal-align="left" draw:auto-grow-height="true" draw:auto-grow-width="true" fo:min-height="1.423cm" fo:min-width="19.704cm"/>
    </style:style>
    <style:style style:name="gr44" style:family="graphic" style:parent-style-name="standard">
      <style:graphic-properties draw:stroke="none" svg:stroke-color="#000000" draw:fill="none" draw:fill-color="#ffffff" draw:textarea-horizontal-align="left" draw:auto-grow-height="true" draw:auto-grow-width="false" fo:min-height="14.301cm" fo:min-width="20.5cm"/>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15.742cm"/>
    </style:style>
    <style:style style:name="gr46" style:family="graphic" style:parent-style-name="standard">
      <style:graphic-properties draw:stroke="none" svg:stroke-color="#000000" draw:fill="none" draw:fill-color="#ffffff" draw:textarea-horizontal-align="left" draw:auto-grow-height="true" draw:auto-grow-width="true" fo:min-height="13.213cm" fo:min-width="26.078cm"/>
    </style:style>
    <style:style style:name="gr47" style:family="graphic" style:parent-style-name="standard">
      <style:graphic-properties draw:stroke="none" svg:stroke-color="#000000" draw:fill="none" draw:fill-color="#ffffff" draw:textarea-horizontal-align="left" draw:auto-grow-height="true" draw:auto-grow-width="true" fo:min-height="2.476cm" fo:min-width="25.43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0.637cm"/>
    </style:style>
    <style:style style:name="gr49" style:family="graphic" style:parent-style-name="standard">
      <style:graphic-properties draw:stroke="none" svg:stroke-color="#000000" draw:fill="none" draw:fill-color="#ffffff" draw:textarea-horizontal-align="left" draw:auto-grow-height="true" draw:auto-grow-width="true" fo:min-height="0.713cm" fo:min-width="1.975cm"/>
    </style:style>
    <style:style style:name="gr50" style:family="graphic" style:parent-style-name="standard">
      <style:graphic-properties draw:stroke="none" svg:stroke-color="#000000" draw:fill="none" draw:fill-color="#ffffff" draw:textarea-horizontal-align="left" draw:auto-grow-height="true" draw:auto-grow-width="true" fo:min-height="0.713cm" fo:min-width="2.36cm"/>
    </style:style>
    <style:style style:name="gr51" style:family="graphic" style:parent-style-name="standard">
      <style:graphic-properties draw:stroke="none" svg:stroke-color="#000000" draw:fill="none" draw:fill-color="#ffffff" draw:textarea-horizontal-align="left" draw:auto-grow-height="true" draw:auto-grow-width="true" fo:min-height="0.713cm" fo:min-width="3.033cm"/>
    </style:style>
    <style:style style:name="gr52" style:family="graphic" style:parent-style-name="standard">
      <style:graphic-properties draw:stroke="none" svg:stroke-color="#000000" draw:fill="none" draw:fill-color="#ffffff" draw:textarea-horizontal-align="left" draw:auto-grow-height="true" draw:auto-grow-width="true" fo:min-height="0.713cm" fo:min-width="1.446cm"/>
    </style:style>
    <style:style style:name="gr53" style:family="graphic" style:parent-style-name="standard">
      <style:graphic-properties draw:stroke="none" svg:stroke-color="#000000" draw:fill="none" draw:fill-color="#ffffff" draw:textarea-horizontal-align="left" draw:auto-grow-height="true" draw:auto-grow-width="true" fo:min-height="3.304cm" fo:min-width="10.399cm"/>
    </style:style>
    <style:style style:name="gr54" style:family="graphic" style:parent-style-name="standard">
      <style:graphic-properties draw:stroke="none" svg:stroke-color="#000000" draw:fill="none" draw:fill-color="#ffffff" draw:textarea-horizontal-align="left" draw:auto-grow-height="true" draw:auto-grow-width="true" fo:min-height="1.423cm" fo:min-width="18.222cm"/>
    </style:style>
    <style:style style:name="gr55" style:family="graphic" style:parent-style-name="standard">
      <style:graphic-properties draw:stroke="none" svg:stroke-color="#000000" draw:fill="none" draw:fill-color="#ffffff" draw:textarea-horizontal-align="left" draw:auto-grow-height="true" draw:auto-grow-width="true" fo:min-height="9.682cm" fo:min-width="23.991cm"/>
    </style:style>
    <style:style style:name="gr56" style:family="graphic" style:parent-style-name="standard">
      <style:graphic-properties draw:stroke="none" svg:stroke-color="#000000" draw:fill="none" draw:fill-color="#ffffff" draw:textarea-horizontal-align="left" draw:auto-grow-height="true" draw:auto-grow-width="true" fo:min-height="1.423cm" fo:min-width="8.045cm"/>
    </style:style>
    <style:style style:name="gr57" style:family="graphic" style:parent-style-name="standard">
      <style:graphic-properties draw:stroke="none" svg:stroke-color="#000000" draw:fill="none" draw:fill-color="#ffffff" draw:textarea-horizontal-align="left" draw:auto-grow-height="true" draw:auto-grow-width="true" fo:min-height="12.149cm" fo:min-width="23.106cm"/>
    </style:style>
    <style:style style:name="gr58" style:family="graphic" style:parent-style-name="standard">
      <style:graphic-properties draw:stroke="none" svg:stroke-color="#000000" draw:fill="none" draw:fill-color="#ffffff" draw:textarea-horizontal-align="left" draw:auto-grow-height="true" draw:auto-grow-width="true" fo:min-height="1.423cm" fo:min-width="5.865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3.938cm"/>
    </style:style>
    <style:style style:name="pr3" style:family="presentation" style:parent-style-name="Standard-notes">
      <style:graphic-properties draw:fill-color="#ffffff" fo:min-height="13.364cm"/>
    </style:style>
    <style:style style:name="co1" style:family="table-column">
      <style:table-column-properties style:column-width="5.62cm" style:use-optimal-column-width="false"/>
    </style:style>
    <style:style style:name="co2" style:family="table-column">
      <style:table-column-properties style:column-width="4.593cm" style:use-optimal-column-width="false"/>
    </style:style>
    <style:style style:name="co3" style:family="table-column">
      <style:table-column-properties style:column-width="13.051cm" style:use-optimal-column-width="false"/>
    </style:style>
    <style:style style:name="ro1" style:family="table-row">
      <style:table-row-properties style:row-height="2.044cm"/>
    </style:style>
    <style:style style:name="ro2" style:family="table-row">
      <style:table-row-properties style:row-height="2.063cm"/>
    </style:style>
    <style:style style:name="ro3" style:family="table-row">
      <style:table-row-properties style:row-height="2.047cm"/>
    </style:style>
    <style:style style:name="ce1" style:family="table-cell">
      <style:graphic-properties style:repeat="repeat"/>
      <style:text-properties fo:text-shadow="1pt 1pt" fo:font-weight="bold" style:font-weight-asian="bold" style:font-weight-complex="bold"/>
    </style:style>
    <style:style style:name="ce2" style:family="table-cell">
      <style:graphic-properties style:repeat="repeat"/>
    </style:style>
    <style:style style:name="P1" style:family="paragraph">
      <style:text-properties fo:color="#b80047"/>
    </style:style>
    <style:style style:name="P2" style:family="paragraph">
      <style:paragraph-properties fo:text-align="end"/>
    </style:style>
    <style:style style:name="P3" style:family="paragraph">
      <style:paragraph-properties fo:text-align="end"/>
      <style:text-properties fo:color="#280099" fo:font-size="20pt" style:font-size-asian="20pt" style:font-size-complex="20pt"/>
    </style:style>
    <style:style style:name="P4" style:family="paragraph">
      <style:text-properties fo:font-size="20pt"/>
    </style:style>
    <style:style style:name="P5" style:family="paragraph">
      <style:paragraph-properties fo:text-align="start"/>
    </style:style>
    <style:style style:name="P6" style:family="paragraph">
      <style:paragraph-properties fo:text-align="start"/>
      <style:text-properties fo:color="#280099" fo:font-size="28pt" style:font-size-asian="28pt" style:font-size-complex="28pt"/>
    </style:style>
    <style:style style:name="P7" style:family="paragraph">
      <style:paragraph-properties fo:text-align="center"/>
    </style:style>
    <style:style style:name="P8" style:family="paragraph">
      <style:paragraph-properties fo:text-align="center"/>
      <style:text-properties fo:color="#b80047" fo:font-size="36pt" style:text-underline-style="solid" style:text-underline-width="auto" style:text-underline-color="font-color" style:font-size-asian="36pt" style:font-size-complex="36pt"/>
    </style:style>
    <style:style style:name="P9" style:family="paragraph">
      <style:text-properties fo:font-size="18pt"/>
    </style:style>
    <style:style style:name="P10" style:family="paragraph">
      <style:paragraph-properties fo:text-align="center"/>
      <style:text-properties fo:color="#b80047" fo:font-size="36pt" style:font-size-asian="36pt" style:font-size-complex="36pt"/>
    </style:style>
    <style:style style:name="P11" style:family="paragraph">
      <style:paragraph-properties fo:margin-left="0cm" fo:margin-right="0cm" fo:margin-top="0cm" fo:margin-bottom="0.5cm" fo:text-indent="0cm"/>
    </style:style>
    <style:style style:name="P12" style:family="paragraph">
      <style:paragraph-properties fo:margin-left="0cm" fo:margin-right="0cm" fo:margin-top="0cm" fo:margin-bottom="0.5cm" fo:text-indent="0cm"/>
      <style:text-properties fo:color="#000080" fo:font-size="28pt" style:font-size-asian="28pt" style:font-size-complex="28pt"/>
    </style:style>
    <style:style style:name="P13" style:family="paragraph">
      <style:text-properties fo:font-size="36pt" style:font-size-asian="36pt" style:font-size-complex="36pt"/>
    </style:style>
    <style:style style:name="P14" style:family="paragraph">
      <style:text-properties fo:color="#000080" fo:font-size="28pt" style:font-size-asian="28pt" style:font-size-complex="28pt"/>
    </style:style>
    <style:style style:name="P15" style:family="paragraph">
      <style:text-properties fo:color="#b80047" fo:font-size="36pt" style:text-underline-style="solid" style:text-underline-width="auto" style:text-underline-color="font-color" style:font-size-asian="36pt" style:font-size-complex="36pt"/>
    </style:style>
    <style:style style:name="P16" style:family="paragraph">
      <style:text-properties fo:font-size="28pt" style:font-size-asian="28pt" style:font-size-complex="28pt"/>
    </style:style>
    <style:style style:name="P17" style:family="paragraph">
      <style:text-properties fo:color="#000099" fo:font-size="28pt" style:font-size-asian="28pt" style:font-size-complex="28pt"/>
    </style:style>
    <style:style style:name="P18" style:family="paragraph">
      <style:text-properties fo:color="#b80047" fo:font-size="32pt" style:text-underline-style="solid" style:text-underline-width="auto" style:text-underline-color="font-color" style:font-size-asian="32pt" style:font-size-complex="32pt"/>
    </style:style>
    <style:style style:name="P19" style:family="paragraph">
      <style:text-properties fo:font-size="20pt" style:font-size-asian="20pt" style:font-size-complex="20pt"/>
    </style:style>
    <style:style style:name="P20" style:family="paragraph">
      <style:text-properties fo:color="#280099" fo:font-size="26pt" style:font-size-asian="26pt" style:font-size-complex="26pt"/>
    </style:style>
    <style:style style:name="P21" style:family="paragraph">
      <style:text-properties fo:font-size="24pt" style:font-size-asian="24pt" style:font-size-complex="24pt"/>
    </style:style>
    <style:style style:name="P22" style:family="paragraph">
      <style:text-properties fo:color="#280099" fo:font-size="28pt" style:font-size-asian="28pt" style:font-size-complex="28pt"/>
    </style:style>
    <style:style style:name="P23" style:family="paragraph">
      <style:text-properties fo:font-size="26pt" style:font-size-asian="26pt" style:font-size-complex="26pt"/>
    </style:style>
    <style:style style:name="P24" style:family="paragraph">
      <style:text-properties fo:color="#b80047" fo:font-size="36pt" style:font-size-asian="36pt" style:font-size-complex="36pt"/>
    </style:style>
    <style:style style:name="P25" style:family="paragraph">
      <style:paragraph-properties fo:margin-top="0cm" fo:margin-bottom="0.4cm"/>
      <style:text-properties fo:font-size="28pt" style:font-size-asian="28pt" style:font-size-complex="28pt"/>
    </style:style>
    <style:style style:name="P26" style:family="paragraph">
      <style:paragraph-properties fo:margin-left="0cm" fo:margin-right="0cm" fo:margin-top="0cm" fo:margin-bottom="0.4cm" fo:text-indent="0cm"/>
      <style:text-properties fo:color="#000080" fo:font-size="28pt" style:font-size-asian="28pt" style:font-size-complex="28pt"/>
    </style:style>
    <style:style style:name="T1" style:family="text">
      <style:text-properties fo:color="#b80047"/>
    </style:style>
    <style:style style:name="T2" style:family="text">
      <style:text-properties fo:color="#000000" fo:font-size="13pt" style:font-size-asian="13pt" style:font-size-complex="13pt"/>
    </style:style>
    <style:style style:name="T3" style:family="text">
      <style:text-properties fo:color="#b80047" fo:font-size="13pt" style:font-size-asian="13pt" style:font-size-complex="13pt"/>
    </style:style>
    <style:style style:name="T4" style:family="text">
      <style:text-properties fo:color="#280099" fo:font-size="20pt" style:font-size-asian="20pt" style:font-size-complex="20pt"/>
    </style:style>
    <style:style style:name="T5" style:family="text">
      <style:text-properties fo:color="#280099" fo:font-size="24pt" style:font-size-asian="24pt" style:font-size-complex="24pt"/>
    </style:style>
    <style:style style:name="T6" style:family="text">
      <style:text-properties fo:color="#4c4c4c" fo:font-size="28pt" style:text-underline-style="solid" style:text-underline-width="auto" style:text-underline-color="font-color" style:font-size-asian="28pt" style:font-size-complex="28pt"/>
    </style:style>
    <style:style style:name="T7" style:family="text">
      <style:text-properties fo:color="#4c4c4c" fo:font-size="28pt" style:font-size-asian="28pt" style:font-size-complex="28pt"/>
    </style:style>
    <style:style style:name="T8" style:family="text">
      <style:text-properties fo:color="#280099" fo:font-size="28pt" style:font-size-asian="28pt" style:font-size-complex="28pt"/>
    </style:style>
    <style:style style:name="T9" style:family="text">
      <style:text-properties fo:color="#280099" fo:font-size="28pt" fo:font-style="italic" style:font-size-asian="28pt" style:font-style-asian="italic" style:font-size-complex="28pt" style:font-style-complex="italic"/>
    </style:style>
    <style:style style:name="T10" style:family="text">
      <style:text-properties fo:color="#b80047" fo:font-size="36pt" style:text-underline-style="none" style:font-size-asian="36pt" style:font-size-complex="36pt"/>
    </style:style>
    <style:style style:name="T11" style:family="text">
      <style:text-properties fo:font-size="18pt"/>
    </style:style>
    <style:style style:name="T12" style:family="text">
      <style:text-properties fo:color="#b80047" fo:font-size="36pt" style:font-size-asian="36pt" style:font-size-complex="36pt"/>
    </style:style>
    <style:style style:name="T13" style:family="text">
      <style:text-properties style:text-underline-style="solid" style:text-underline-width="auto" style:text-underline-color="font-color"/>
    </style:style>
    <style:style style:name="T14" style:family="text">
      <style:text-properties fo:font-weight="bold" style:font-weight-asian="bold" style:font-weight-complex="bold"/>
    </style:style>
    <style:style style:name="T15" style:family="text">
      <style:text-properties fo:color="#000099" fo:font-size="28pt" style:font-size-asian="28pt" style:font-size-complex="28pt"/>
    </style:style>
    <style:style style:name="T16" style:family="text">
      <style:text-properties fo:color="#000099" fo:font-size="28pt" fo:font-weight="bold" style:font-size-asian="28pt" style:font-weight-asian="bold" style:font-size-complex="28pt" style:font-weight-complex="bold"/>
    </style:style>
    <style:style style:name="T17" style:family="text">
      <style:text-properties fo:color="#000099" fo:font-size="28pt" fo:font-weight="normal" style:font-size-asian="28pt" style:font-weight-asian="normal" style:font-size-complex="28pt" style:font-weight-complex="normal"/>
    </style:style>
    <style:style style:name="T18" style:family="text">
      <style:text-properties fo:color="#b80047" fo:font-size="32pt" style:text-underline-style="none" style:font-size-asian="32pt" style:font-size-complex="32pt"/>
    </style:style>
    <style:style style:name="T19" style:family="text">
      <style:text-properties fo:color="#000099" fo:font-size="28pt" fo:font-style="italic" style:font-size-asian="28pt" style:font-style-asian="italic" style:font-size-complex="28pt" style:font-style-complex="italic"/>
    </style:style>
    <style:style style:name="T20" style:family="text">
      <style:text-properties fo:color="#000099" style:text-position="-33% 58%" fo:font-size="28pt" style:font-size-asian="28pt" style:font-size-complex="28pt"/>
    </style:style>
    <style:style style:name="T21" style:family="text">
      <style:text-properties fo:font-size="28pt" style:font-size-asian="28pt" style:font-size-complex="28pt"/>
    </style:style>
    <style:style style:name="T22" style:family="text">
      <style:text-properties fo:color="#000099" fo:font-size="20pt" style:font-size-asian="20pt" style:font-size-complex="20pt"/>
    </style:style>
    <style:style style:name="T23" style:family="text">
      <style:text-properties fo:font-size="24pt" style:font-size-asian="24pt" style:font-size-complex="24pt"/>
    </style:style>
    <style:style style:name="T24" style:family="text">
      <style:text-properties fo:font-size="26pt" style:font-size-asian="26pt" style:font-size-complex="26pt"/>
    </style:style>
    <style:style style:name="T25" style:family="text">
      <style:text-properties fo:color="#280099" fo:font-size="26pt" style:font-size-asian="26pt" style:font-size-complex="26pt"/>
    </style:style>
    <style:style style:name="T26" style:family="text">
      <style:text-properties fo:text-shadow="1pt 1pt" fo:font-weight="bold" style:font-weight-asian="bold" style:font-weight-complex="bold"/>
    </style:style>
    <style:style style:name="T27"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6.745cm" svg:x="1.601cm" svg:y="3.475cm" presentation:class="title" presentation:user-transformed="true">
          <draw:text-box>
            <text:p><text:span text:style-name="T1">Acrostics Via Paraphrasing And Heuristic Search</text:span><text:span text:style-name="T1"><text:line-break/></text:span><text:span text:style-name="T1"><text:line-break/></text:span><text:span text:style-name="T2">Benno Stein, Matthias Hagen, and Christof Bräutigam. Generating Acrostics via Paraphrasing and Heuristic Search. In Junichi Tsujii and Jan Hajic, editors, 25th International Conference on Computational Linguistics (COLING 14), pages 2018-2029, August 2014. Association for Computational Linguistics.</text:span><text:span text:style-name="T3"> </text:span></text:p>
          </draw:text-box>
        </draw:frame>
        <draw:frame presentation:style-name="pr2" draw:text-style-name="P3" draw:layer="layout" svg:width="24.639cm" svg:height="13.938cm" svg:x="1.361cm" svg:y="4.6cm" presentation:class="subtitle" presentation:user-transformed="true">
          <draw:text-box>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5">Bruno Fillmann</text:span></text:p>
            <text:p text:style-name="P2"><text:span text:style-name="T5">Fernando Bombardelli da Silva</text:span></text:p>
            <text:p text:style-name="P2"><text:span text:style-name="T5">Jürgen Bauer</text:span></text:p>
            <text:p text:style-name="P2"><text:span text:style-name="T5">William Bombardelli da Silva</text:span></text:p>
            <text:p text:style-name="P2"><text:span text:style-name="T5"/></text:p>
            <text:p text:style-name="P2"><text:span text:style-name="T5">DBPRO – Database Projects</text:span></text:p>
            <text:p text:style-name="P2"><text:span text:style-name="T5">WS 2014/2015</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2" draw:text-style-name="P6" draw:layer="layout" svg:width="24.969cm" svg:height="3.554cm" svg:x="1.65cm" svg:y="7.4cm">
          <draw:text-box>
            <text:list text:style-name="L2">
              <text:list-item>
                <text:p text:style-name="P5"><text:span text:style-name="T6">Definition of acrostic</text:span><text:span text:style-name="T7">:</text:span><text:span text:style-name="T8"> A text contains an </text:span><text:span text:style-name="T9">acrostic</text:span><text:span text:style-name="T8">, if</text:span></text:p>
                <text:p text:style-name="P5"><text:span text:style-name="T8">the first letters of a range of consecutive lines form</text:span></text:p>
                <text:p text:style-name="P5"><text:span text:style-name="T8">a word or phrase.</text:span></text:p>
              </text:list-item>
            </text:list>
          </draw:text-box>
        </draw:frame>
        <draw:frame draw:style-name="gr3" draw:text-style-name="P8" draw:layer="layout" svg:width="22.46cm" svg:height="3.095cm" svg:x="2.77cm" svg:y="2.417cm">
          <draw:text-box>
            <text:p text:style-name="P7"><text:span text:style-name="T10">Generating Acrostics via Paraphrasing </text:span></text:p>
            <text:p text:style-name="P7"><text:span text:style-name="T10">and Heuristic Search</text:span></text:p>
          </draw:text-box>
        </draw:frame>
        <draw:frame draw:style-name="gr4" draw:text-style-name="P6" draw:layer="layout" svg:width="22.2cm" svg:height="3.554cm" svg:x="1.6cm" svg:y="12.862cm">
          <draw:text-box>
            <text:list text:style-name="L2">
              <text:list-item>
                <text:p text:style-name="P5"><text:span text:style-name="T6">Definition of paraphrasing</text:span><text:span text:style-name="T7">:</text:span><text:span text:style-name="T8"> Given some text, </text:span></text:p>
                <text:p text:style-name="P5"><text:span text:style-name="T9">Paraphrasing </text:span><text:span text:style-name="T8">means to rewrite the text, while </text:span></text:p>
                <text:p text:style-name="P5"><text:span text:style-name="T8">preserving the original meaning.</text:span></text:p>
              </text:list-item>
            </text:list>
          </draw:text-box>
        </draw:frame>
        <draw:frame draw:style-name="gr5" draw:layer="layout" svg:width="1cm" svg:height="0.963cm" svg:x="13cm" svg:y="19cm">
          <draw:text-box>
            <text:p>1</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draw:style-name="gr5" draw:text-style-name="P9" draw:layer="layout" svg:width="1cm" svg:height="0.963cm" svg:x="13cm" svg:y="19cm">
          <draw:text-box>
            <text:p><text:span text:style-name="T11">2</text:span></text:p>
          </draw:text-box>
        </draw:frame>
        <draw:frame draw:style-name="gr6" draw:text-style-name="P10" draw:layer="layout" svg:width="21.118cm" svg:height="1.673cm" svg:x="3.445cm" svg:y="2.327cm">
          <draw:text-box>
            <text:p text:style-name="P7"><text:span text:style-name="T12">Example: Generating Acrostic Turing</text:span></text:p>
          </draw:text-box>
        </draw:frame>
        <draw:frame draw:style-name="gr7" draw:layer="layout" svg:width="19.103cm" svg:height="3.811cm" svg:x="5.6cm" svg:y="6.2cm">
          <draw:text-box>
            <text:p>Alan Mathison Turing was a British mathematician, logician,</text:p>
            <text:p>cryptanalyst and computer scientist. He was <text:span text:style-name="T13">highly influential</text:span> in</text:p>
            <text:p>the development of computer science, <text:span text:style-name="T13">giving</text:span> a formalization of the</text:p>
            <text:p>concepts of algorithm and <text:span text:style-name="T13">computation</text:span> with the Turing machine,</text:p>
            <text:p>which can be <text:span text:style-name="T13">considered</text:span> a model of a general purpose computer.</text:p>
          </draw:text-box>
        </draw:frame>
        <draw:frame draw:style-name="gr8" draw:layer="layout" svg:width="17.8cm" svg:height="4.643cm" svg:x="6cm" svg:y="13.2cm">
          <draw:text-box>
            <text:p><text:span text:style-name="T14">T</text:span>he British mathematician Alan Mathison Turing was also an</text:p>
            <text:p><text:span text:style-name="T14">u</text:span>nrivaled logician,cryptanalyst and computer scientist.He</text:p>
            <text:p><text:span text:style-name="T14">r</text:span>evolutionized the development of computer science, giv-</text:p>
            <text:p><text:span text:style-name="T14">i</text:span>ng a formalization of the concepts of algorithm and defi-</text:p>
            <text:p><text:span text:style-name="T14">n</text:span>ite computation with the Turing machine, which can be re-</text:p>
            <text:p><text:span text:style-name="T14">g</text:span>arded a model of a general purpose computer.</text:p>
          </draw:text-box>
        </draw:frame>
        <draw:custom-shape draw:style-name="gr9" draw:text-style-name="P7" draw:layer="layout" svg:width="4.2cm" svg:height="2.4cm" svg:x="11.4cm" svg:y="1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7" draw:layer="layout" svg:x1="13.8cm" svg:y1="11cm" svg:x2="18.4cm" svg:y2="10.8cm">
          <text:p/>
        </draw:line>
        <draw:frame draw:style-name="gr5" draw:layer="layout" svg:width="5cm" svg:height="0.963cm" svg:x="18.6cm" svg:y="10.4cm">
          <draw:text-box draw:corner-radius="0.6cm">
            <text:p>Paraphrasing</text:p>
          </draw:text-box>
        </draw:frame>
        <draw:line draw:style-name="gr10" draw:text-style-name="P7" draw:layer="layout" svg:x1="6cm" svg:y1="15.2cm" svg:x2="5cm" svg:y2="12.6cm">
          <text:p/>
        </draw:line>
        <draw:frame draw:style-name="gr5" draw:layer="layout" svg:width="2.8cm" svg:height="0.963cm" svg:x="4.8cm" svg:y="11.638cm">
          <draw:text-box>
            <text:p>Acrostic</text:p>
          </draw:text-box>
        </draw:frame>
        <draw:path draw:style-name="gr10" draw:text-style-name="P7" draw:layer="layout" svg:width="1.514cm" svg:height="0.835cm" draw:transform="rotate (0.109781209950443) translate (21.0513996840429cm 14.8359471552519cm)" svg:viewBox="0 0 1515 836" svg:d="m168 9c263-19 531-13 784 61 224 66 708 192 521 532-155 281-549 266-810 174-254-88-651-41-663-442l106-252 36-75z">
          <text:p/>
        </draw:path>
        <draw:path draw:style-name="gr10" draw:text-style-name="P7" draw:layer="layout" svg:width="0.978cm" svg:height="0.72cm" draw:transform="rotate (-3.14159265358979) translate (22.869cm 16.8970236658445cm)" svg:viewBox="0 0 979 721" svg:d="m105 629c264-30 588 200 786 26 176-155 94-659-289-655h-262-262-78">
          <text:p/>
        </draw:path>
        <draw:path draw:style-name="gr10" draw:text-style-name="P7" draw:layer="layout" svg:width="2.226cm" svg:height="0.853cm" svg:x="6.182cm" svg:y="16.886cm" svg:viewBox="0 0 2227 854" svg:d="m0 194c262-9 522-14 786-26 487-22 1456-489 1441 236-6 284-342 482-655 445-263-31-523-57-786-26l-262-26h-262l-210-27">
          <text:p/>
        </draw:path>
        <draw:path draw:style-name="gr10" draw:text-style-name="P7" draw:layer="layout" svg:width="4.187cm" svg:height="1.015cm" draw:transform="rotate (-0.109781209950444) translate (6.20095703732108cm 14.4098433576455cm)" svg:viewBox="0 0 4188 1016" svg:d="m145 1010c263 19 525-16 784-60 284-48 571-72 860-95 271-21 542-20 812-37 261-16 520-66 785-59 260 7 679 122 775-139 83-226-13-679-411-614-262 43-521 32-784 61s-514 98-778 112c-262 13-521 101-781 86-280-17-552-29-813 37-214 54-708-134-570 326l159 246 40 128z">
          <text:p/>
        </draw:path>
        <draw:path draw:style-name="gr10" draw:text-style-name="P7" draw:layer="layout" svg:width="1.707cm" svg:height="0.807cm" draw:transform="rotate (-3.03181144363935) translate (22.5021299990942cm 16.033179404273cm)" svg:viewBox="0 0 1708 808" svg:d="m191 418c263 56 495-58 766 216 170 170 561 329 724-105 122-323-189-558-469-526-304 35-615-14-923 4l-266 23-23-29">
          <text:p/>
        </draw:path>
        <draw:path draw:style-name="gr10" draw:text-style-name="P7" draw:layer="layout" svg:width="4.794cm" svg:height="1.054cm" draw:transform="rotate (-0.109781209950444) translate (6.34567367486113cm 15.7096887305477cm)" svg:viewBox="0 0 4795 1055" svg:d="m83 1054c289 7 574-51 860-95 275-43 554-61 836-66 260-5 520-67 781-86 261-20 523-43 787-35 307 10 592-38 893-19 224 15 654-70 534-428-108-320-460-345-721-316-270 31-538 62-805 115-264 53-537 80-807 89-267 10-508 113-781 86-273-26-531 103-804 116-262 13-522 57-781 86l-75 35">
          <text:p/>
        </draw:path>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11" draw:text-style-name="P8" draw:layer="layout" svg:width="18.918cm" svg:height="1.673cm" svg:x="5.8cm" svg:y="2cm">
          <draw:text-box>
            <text:p text:style-name="P7"><text:span text:style-name="T10">Context-Independent Operators</text:span></text:p>
          </draw:text-box>
        </draw:frame>
        <draw:frame draw:style-name="gr5" draw:text-style-name="P9" draw:layer="layout" svg:width="1cm" svg:height="0.963cm" svg:x="12.6cm" svg:y="19.438cm">
          <draw:text-box>
            <text:p><text:span text:style-name="T11">3</text:span></text:p>
          </draw:text-box>
        </draw:frame>
        <draw:frame draw:style-name="gr12" draw:text-style-name="P12" draw:layer="layout" svg:width="24cm" svg:height="12.66cm" svg:x="2.629cm" svg:y="5.489cm">
          <draw:text-box>
            <text:list text:style-name="L2">
              <text:list-item>
                <text:p text:style-name="P11"><text:span text:style-name="T15">Functional synonyms, e.g. {so,thus,therefore,...}, {can,may}</text:span></text:p>
              </text:list-item>
              <text:list-item>
                <text:p text:style-name="P11"><text:span text:style-name="T8">Wrong Spelling, e.g. accidently instead of accidentally</text:span></text:p>
              </text:list-item>
              <text:list-item>
                <text:p text:style-name="P11"><text:span text:style-name="T8">Keyboard typos: 'm' instead of 'n' and vice versa</text:span></text:p>
              </text:list-item>
              <text:list-item>
                <text:p text:style-name="P11"><text:span text:style-name="T8">Contraction and Expansion and abreviations, e.g. he'll, won't, </text:span><text:span text:style-name="T15">www, IEEE, 5</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text-style-name="P13" draw:layer="layout" svg:width="25.199cm" svg:height="3.506cm" svg:x="1.801cm" svg:y="1.094cm" presentation:class="title" presentation:user-transformed="true">
          <draw:text-box>
            <text:p><text:span text:style-name="T10">Context-Dependent Operators</text:span></text:p>
          </draw:text-box>
        </draw:frame>
        <draw:frame draw:style-name="gr13" draw:text-style-name="P14" draw:layer="layout" svg:width="21cm" svg:height="11.337cm" svg:x="2.6cm" svg:y="4.618cm">
          <draw:text-box>
            <text:list text:style-name="L2">
              <text:list-item>
                <text:p><text:span text:style-name="T15">Context-dependent synonyms</text:span></text:p>
                <text:p><text:span text:style-name="T15"/></text:p>
              </text:list-item>
              <text:list-item>
                <text:p><text:span text:style-name="T15">Word insertion and deletion</text:span></text:p>
                <text:p><text:span text:style-name="T15"/></text:p>
              </text:list-item>
              <text:list-item>
                <text:p><text:span text:style-name="T16">Remark: Especially context-dependent operators are more complex and require sophisticated data sources</text:span></text:p>
                <text:p><text:span text:style-name="T16"/></text:p>
              </text:list-item>
              <text:list-item>
                <text:p><text:span text:style-name="T17">GermaNet, Google n-Gram and Netspeak API</text:span></text:p>
              </text:list-item>
            </text:list>
          </draw:text-box>
        </draw:frame>
        <draw:frame draw:style-name="gr5" draw:text-style-name="P9" draw:layer="layout" svg:width="1cm" svg:height="0.963cm" svg:x="12.6cm" svg:y="19.439cm">
          <draw:text-box>
            <text:p><text:span text:style-name="T11">4</text:spa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draw:style-name="gr14" draw:text-style-name="P15" draw:layer="layout" svg:width="22.379cm" svg:height="1.673cm" svg:x="3.338cm" svg:y="2.6cm">
          <draw:text-box>
            <text:p><text:span text:style-name="T10">Formulation</text:span><text:span text:style-name="T18"> </text:span><text:span text:style-name="T10">of</text:span><text:span text:style-name="T18"> ACROSTIC GENERATION</text:span></text:p>
          </draw:text-box>
        </draw:frame>
        <draw:frame draw:style-name="gr5" draw:text-style-name="P9" draw:layer="layout" svg:width="1cm" svg:height="0.963cm" svg:x="12.8cm" svg:y="19.2cm">
          <draw:text-box>
            <text:p><text:span text:style-name="T11">5</text:span></text:p>
          </draw:text-box>
        </draw:frame>
        <draw:frame draw:style-name="gr15" draw:layer="layout" svg:width="1.999cm" svg:height="0.999cm" svg:x="19.616cm" svg:y="12.31cm">
          <draw:object xlink:href="./Object 1" xlink:type="simple" xlink:show="embed" xlink:actuate="onLoad"/>
          <draw:image xlink:href="./ObjectReplacements/Object 1" xlink:type="simple" xlink:show="embed" xlink:actuate="onLoad"/>
        </draw:frame>
        <draw:frame draw:style-name="gr15" draw:layer="layout" svg:width="0.211cm" svg:height="1.543cm" svg:x="3.6cm" svg:y="4.273cm">
          <draw:object xlink:href="./Object 2" xlink:type="simple" xlink:show="embed" xlink:actuate="onLoad"/>
          <draw:image xlink:href="./ObjectReplacements/Object 2" xlink:type="simple" xlink:show="embed" xlink:actuate="onLoad"/>
        </draw:frame>
        <draw:frame draw:style-name="gr16" draw:layer="layout" svg:width="25.557cm" svg:height="10.008cm" svg:x="1.8cm" svg:y="6cm">
          <draw:text-box>
            <text:p><text:span text:style-name="T15">Given: (1) <text:s/>A text </text:span><text:span text:style-name="T19">T</text:span><text:span text:style-name="T15"> and an acrostic </text:span><text:span text:style-name="T19">x</text:span><text:span text:style-name="T15">.</text:span></text:p>
            <text:p><text:span text:style-name="T15"><text:tab/></text:span><text:span text:style-name="T15"><text:tab/></text:span><text:span text:style-name="T15"> <text:s/></text:span><text:span text:style-name="T15">(2) <text:s/>A lower bound l</text:span><text:span text:style-name="T20">min</text:span><text:span text:style-name="T15"> and an upper bound l</text:span><text:span text:style-name="T20">max</text:span><text:span text:style-name="T15"> </text:span></text:p>
            <text:p><text:span text:style-name="T15"><text:tab/></text:span><text:span text:style-name="T15"><text:tab/></text:span><text:span text:style-name="T15"><text:tab/></text:span><text:span text:style-name="T15"> <text:s text:c="3"/></text:span><text:span text:style-name="T15">on the desired line length.</text:span></text:p>
            <text:p><text:span text:style-name="T15"/></text:p>
            <text:p><text:span text:style-name="T15">Task:</text:span><text:span text:style-name="T15"><text:tab/></text:span><text:span text:style-name="T15">Find a paraphrased version </text:span><text:span text:style-name="T19">T*</text:span><text:span text:style-name="T15"> of </text:span><text:span text:style-name="T19">T</text:span><text:span text:style-name="T15"> in monospaced </text:span></text:p>
            <text:p><text:span text:style-name="T15"><text:tab/></text:span><text:span text:style-name="T15"><text:tab/></text:span><text:span text:style-name="T15">font that encodes </text:span><text:span text:style-name="T19">x</text:span><text:span text:style-name="T15"> in some of its lines when</text:span></text:p>
            <text:p><text:span text:style-name="T15"><text:tab/></text:span><text:span text:style-name="T15"><text:tab/></text:span><text:span text:style-name="T15">possible. Each line of </text:span><text:span text:style-name="T19">T*</text:span><text:span text:style-name="T15"> has to meet the length</text:span></text:p>
            <text:p><text:span text:style-name="T15"><text:tab/></text:span><text:span text:style-name="T15"><text:tab/></text:span><text:span text:style-name="T15">constraints.</text:span></text:p>
            <text:p><text:tab/><text:tab/> </text:p>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draw:style-name="gr17" draw:text-style-name="P8" draw:layer="layout" svg:width="16.678cm" svg:height="3.095cm" svg:x="5.661cm" svg:y="2.417cm">
          <draw:text-box>
            <text:p text:style-name="P7"><text:span text:style-name="T10">Modeling Paraphrasing as a </text:span></text:p>
            <text:p text:style-name="P7"><text:span text:style-name="T10">Search Problem</text:span></text:p>
          </draw:text-box>
        </draw:frame>
        <draw:frame draw:style-name="gr5" draw:text-style-name="P9" draw:layer="layout" svg:width="1cm" svg:height="0.963cm" svg:x="13cm" svg:y="19cm">
          <draw:text-box>
            <text:p><text:span text:style-name="T11">6</text:span></text:p>
          </draw:text-box>
        </draw:frame>
        <draw:frame draw:style-name="gr18" draw:layer="layout" svg:width="0.448cm" svg:height="1.607cm" svg:x="3.789cm" svg:y="7.663cm">
          <draw:object xlink:href="./Object 3" xlink:type="simple" xlink:show="embed" xlink:actuate="onLoad"/>
          <draw:image xlink:href="./ObjectReplacements/Object 3" xlink:type="simple" xlink:show="embed" xlink:actuate="onLoad"/>
        </draw:frame>
        <draw:frame draw:style-name="gr19" draw:layer="layout" svg:width="10.364cm" svg:height="1.352cm" svg:x="2.2cm" svg:y="6.8cm">
          <draw:text-box>
            <text:list text:style-name="L2">
              <text:list-item>
                <text:p><text:span text:style-name="T15"><text:s text:c="4"/></text:span><text:span text:style-name="T15">: Search Space</text:span></text:p>
              </text:list-item>
            </text:list>
          </draw:text-box>
        </draw:frame>
        <draw:frame draw:style-name="gr20" draw:layer="layout" svg:width="21.113cm" svg:height="1.352cm" svg:x="2.2cm" svg:y="8.844cm">
          <draw:text-box>
            <text:list text:style-name="L2">
              <text:list-item>
                <text:p><text:span text:style-name="T15"><text:s text:c="10"/></text:span><text:span text:style-name="T15">: Set of Solution Nodes</text:span></text:p>
              </text:list-item>
            </text:list>
          </draw:text-box>
        </draw:frame>
        <draw:frame draw:style-name="gr21" draw:text-style-name="P16" draw:layer="layout" svg:width="24.588cm" svg:height="2.453cm" svg:x="2.2cm" svg:y="11.2cm">
          <draw:text-box>
            <text:list text:style-name="L2">
              <text:list-item>
                <text:p><text:span text:style-name="T15">Task: Find a path from node </text:span><text:span text:style-name="T19">s</text:span><text:span text:style-name="T15"> (start node), which rep-</text:span></text:p>
                <text:p><text:span text:style-name="T15">resents the original text </text:span><text:span text:style-name="T19">T</text:span><text:span text:style-name="T15">, to some goal state</text:span><text:span text:style-name="T21"> </text:span></text:p>
              </text:list-item>
            </text:list>
          </draw:text-box>
        </draw:frame>
        <draw:frame draw:style-name="gr22" draw:text-style-name="P17" draw:layer="layout" svg:width="24.321cm" svg:height="3.554cm" svg:x="2.278cm" svg:y="14.434cm">
          <draw:text-box>
            <text:list text:style-name="L2">
              <text:list-item>
                <text:p><text:span text:style-name="T15">The successor nodes of </text:span><text:span text:style-name="T19">s</text:span><text:span text:style-name="T15"> are all nodes, that encode </text:span></text:p>
                <text:p><text:span text:style-name="T15">text, that results from application of a paraphrasing </text:span></text:p>
                <text:p><text:span text:style-name="T15">operator <text:s text:c="4"/>to the text.</text:span></text:p>
              </text:list-item>
            </text:list>
          </draw:text-box>
        </draw:frame>
        <draw:frame draw:style-name="gr15" draw:layer="layout" svg:width="2.446cm" svg:height="1.037cm" svg:x="22.954cm" svg:y="12.363cm">
          <draw:object xlink:href="./Object 21" xlink:type="simple" xlink:show="embed" xlink:actuate="onLoad"/>
          <draw:image xlink:href="./ObjectReplacements/Object 21" xlink:type="simple" xlink:show="embed" xlink:actuate="onLoad"/>
        </draw:frame>
        <draw:frame draw:style-name="gr15" draw:layer="layout" svg:width="0.823cm" svg:height="0.688cm" svg:x="3.177cm" svg:y="7.112cm">
          <draw:object xlink:href="./Object 22" xlink:type="simple" xlink:show="embed" xlink:actuate="onLoad"/>
          <draw:image xlink:href="./ObjectReplacements/Object 22" xlink:type="simple" xlink:show="embed" xlink:actuate="onLoad"/>
        </draw:frame>
        <draw:frame draw:style-name="gr15" draw:layer="layout" svg:width="2.2cm" svg:height="0.688cm" svg:x="3.2cm" svg:y="9.2cm">
          <draw:object xlink:href="./Object 4" xlink:type="simple" xlink:show="embed" xlink:actuate="onLoad"/>
          <draw:image xlink:href="./ObjectReplacements/Object 4" xlink:type="simple" xlink:show="embed" xlink:actuate="onLoad"/>
        </draw:frame>
        <draw:frame draw:style-name="gr15" draw:layer="layout" svg:width="0.79cm" svg:height="0.688cm" svg:x="7.01cm" svg:y="17cm">
          <draw:object xlink:href="./Object 16"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draw:style-name="gr23" draw:text-style-name="P18" draw:layer="layout" svg:width="18.015cm" svg:height="1.673cm" svg:x="4.997cm" svg:y="2.417cm">
          <draw:text-box>
            <text:p><text:span text:style-name="T10">How the Search Tree looks like</text:span></text:p>
          </draw:text-box>
        </draw:frame>
        <draw:frame draw:style-name="gr5" draw:text-style-name="P9" draw:layer="layout" svg:width="1cm" svg:height="0.963cm" svg:x="13cm" svg:y="19cm">
          <draw:text-box>
            <text:p><text:span text:style-name="T11">7</text:span></text:p>
          </draw:text-box>
        </draw:frame>
        <draw:custom-shape draw:style-name="gr9" draw:text-style-name="P7" draw:layer="layout" svg:width="1.6cm" svg:height="1.6cm" svg:x="12.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6cm" svg:height="1.6cm" svg:x="4.6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6cm" svg:height="1.6cm" svg:x="9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6cm" svg:height="1.6cm" svg:x="20.6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6cm" svg:height="1.6cm" svg:x="12.8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6cm" svg:height="1.6cm" svg:x="3.8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6cm" svg:height="1.6cm" svg:x="7.4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6cm" svg:height="1.6cm" svg:x="11.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6cm" svg:height="1.6cm" svg:x="15.2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6cm" svg:height="1.6cm" svg:x="19.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6cm" svg:height="1.6cm" svg:x="23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7" draw:layer="layout" svg:x1="12.6cm" svg:y1="6.2cm" svg:x2="6.2cm" svg:y2="10.6cm">
          <text:p/>
        </draw:line>
        <draw:line draw:style-name="gr24" draw:text-style-name="P7" draw:layer="layout" svg:x1="13.2cm" svg:y1="6.4cm" svg:x2="13.8cm" svg:y2="10.2cm">
          <text:p/>
        </draw:line>
        <draw:line draw:style-name="gr24" draw:text-style-name="P7" draw:layer="layout" svg:x1="13.8cm" svg:y1="6.2cm" svg:x2="20.6cm" svg:y2="10.2cm">
          <text:p/>
        </draw:line>
        <draw:frame draw:style-name="gr25" draw:text-style-name="P9" draw:layer="layout" svg:width="2.382cm" svg:height="0.963cm" svg:x="16.2cm" svg:y="10.6cm">
          <draw:text-box>
            <text:p><text:span text:style-name="T11">…</text:span><text:span text:style-name="T11">.......</text:span></text:p>
          </draw:text-box>
        </draw:frame>
        <draw:line draw:style-name="gr24" draw:text-style-name="P7" draw:layer="layout" svg:x1="4.6cm" svg:y1="11.4cm" svg:x2="2.8cm" svg:y2="13.2cm">
          <text:p/>
        </draw:line>
        <draw:line draw:style-name="gr24" draw:text-style-name="P7" draw:layer="layout" svg:x1="4.8cm" svg:y1="11.8cm" svg:x2="3.8cm" svg:y2="14cm">
          <text:p/>
        </draw:line>
        <draw:line draw:style-name="gr24" draw:text-style-name="P7" draw:layer="layout" svg:x1="5.4cm" svg:y1="12cm" svg:x2="5.6cm" svg:y2="14.2cm">
          <text:p/>
        </draw:line>
        <draw:line draw:style-name="gr24" draw:text-style-name="P7" draw:layer="layout" svg:x1="6cm" svg:y1="11.8cm" svg:x2="7.4cm" svg:y2="14cm">
          <text:p/>
        </draw:line>
        <draw:line draw:style-name="gr24" draw:text-style-name="P7" draw:layer="layout" svg:x1="9cm" svg:y1="11.2cm" svg:x2="8cm" svg:y2="12.6cm">
          <text:p/>
        </draw:line>
        <draw:line draw:style-name="gr24" draw:text-style-name="P7" draw:layer="layout" svg:x1="9.4cm" svg:y1="11.8cm" svg:x2="8.8cm" svg:y2="13.2cm">
          <text:p/>
        </draw:line>
        <draw:line draw:style-name="gr24" draw:text-style-name="P7" draw:layer="layout" svg:x1="9.8cm" svg:y1="12cm" svg:x2="10.4cm" svg:y2="14cm">
          <text:p/>
        </draw:line>
        <draw:line draw:style-name="gr24" draw:text-style-name="P7" draw:layer="layout" svg:x1="10.4cm" svg:y1="11.8cm" svg:x2="12.2cm" svg:y2="14cm">
          <text:p/>
        </draw:line>
        <draw:line draw:style-name="gr24" draw:text-style-name="P7" draw:layer="layout" svg:x1="13.8cm" svg:y1="11.8cm" svg:x2="14.4cm" svg:y2="14cm">
          <text:p/>
        </draw:line>
        <draw:line draw:style-name="gr24" draw:text-style-name="P7" draw:layer="layout" svg:x1="14.2cm" svg:y1="11.562cm" svg:x2="16.6cm" svg:y2="13.6cm">
          <text:p/>
        </draw:line>
        <draw:line draw:style-name="gr24" draw:text-style-name="P7" draw:layer="layout" svg:x1="20.8cm" svg:y1="11.4cm" svg:x2="19.4cm" svg:y2="13.6cm">
          <text:p/>
        </draw:line>
        <draw:line draw:style-name="gr24" draw:text-style-name="P7" draw:layer="layout" svg:x1="21.4cm" svg:y1="11.6cm" svg:x2="22cm" svg:y2="13.6cm">
          <text:p/>
        </draw:line>
        <draw:line draw:style-name="gr24" draw:text-style-name="P7" draw:layer="layout" svg:x1="22.2cm" svg:y1="10.8cm" svg:x2="24.8cm" svg:y2="13.8cm">
          <text:p/>
        </draw:line>
        <draw:frame draw:style-name="gr26" draw:text-style-name="P9" draw:layer="layout" svg:width="1.2cm" svg:height="0.963cm" svg:x="5.6cm" svg:y="13cm">
          <draw:text-box>
            <text:p><text:span text:style-name="T11">…</text:span></text:p>
          </draw:text-box>
        </draw:frame>
        <draw:frame draw:style-name="gr26" draw:text-style-name="P9" draw:layer="layout" svg:width="1.2cm" svg:height="0.963cm" svg:x="10.6cm" svg:y="13.2cm">
          <draw:text-box>
            <text:p><text:span text:style-name="T11">…</text:span></text:p>
          </draw:text-box>
        </draw:frame>
        <draw:frame draw:style-name="gr26" draw:text-style-name="P9" draw:layer="layout" svg:width="1.2cm" svg:height="0.963cm" svg:x="14.8cm" svg:y="13.038cm">
          <draw:text-box>
            <text:p><text:span text:style-name="T11">…</text:span></text:p>
          </draw:text-box>
        </draw:frame>
        <draw:frame draw:style-name="gr26" draw:text-style-name="P9" draw:layer="layout" svg:width="1.2cm" svg:height="0.963cm" svg:x="22.6cm" svg:y="12.838cm">
          <draw:text-box>
            <text:p><text:span text:style-name="T11">…</text:span></text:p>
          </draw:text-box>
        </draw:frame>
        <draw:frame draw:style-name="gr27" draw:text-style-name="P9" draw:layer="layout" svg:width="0.82cm" svg:height="0.963cm" svg:x="12.78cm" svg:y="5.238cm">
          <draw:text-box>
            <text:p><text:span text:style-name="T11">s</text:span></text:p>
          </draw:text-box>
        </draw:frame>
        <draw:frame draw:style-name="gr28" draw:text-style-name="P9" draw:layer="layout" svg:width="1.205cm" svg:height="0.963cm" svg:x="4.795cm" svg:y="10.638cm">
          <draw:text-box>
            <text:p><text:span text:style-name="T11">n1</text:span></text:p>
          </draw:text-box>
        </draw:frame>
        <draw:frame draw:style-name="gr28" draw:text-style-name="P9" draw:layer="layout" svg:width="1.205cm" svg:height="0.963cm" svg:x="9.195cm" svg:y="10.8cm">
          <draw:text-box>
            <text:p><text:span text:style-name="T11">n2</text:span></text:p>
          </draw:text-box>
        </draw:frame>
        <draw:frame draw:style-name="gr28" draw:text-style-name="P9" draw:layer="layout" svg:width="1.205cm" svg:height="0.963cm" svg:x="12.995cm" svg:y="10.6cm">
          <draw:text-box>
            <text:p><text:span text:style-name="T11">n3</text:span></text:p>
          </draw:text-box>
        </draw:frame>
        <draw:frame draw:style-name="gr29" draw:text-style-name="P9" draw:layer="layout" svg:width="1.171cm" svg:height="0.963cm" svg:x="20.8cm" svg:y="10.4cm">
          <draw:text-box>
            <text:p><text:span text:style-name="T11">nk</text:span></text:p>
          </draw:text-box>
        </draw:frame>
        <draw:frame draw:style-name="gr30" draw:layer="layout" svg:width="0.891cm" svg:height="0.963cm" svg:x="7.709cm" svg:y="16.4cm">
          <draw:text-box>
            <text:p>F</text:p>
          </draw:text-box>
        </draw:frame>
        <draw:frame draw:style-name="gr30" draw:layer="layout" svg:width="0.891cm" svg:height="0.963cm" svg:x="19.509cm" svg:y="16.2cm">
          <draw:text-box>
            <text:p>F</text:p>
          </draw:text-box>
        </draw:frame>
        <draw:frame draw:style-name="gr31" draw:layer="layout" svg:width="1.315cm" svg:height="0.963cm" svg:x="5.685cm" svg:y="16.238cm">
          <draw:text-box>
            <text:p>….</text:p>
          </draw:text-box>
        </draw:frame>
        <draw:frame draw:style-name="gr31" draw:layer="layout" svg:width="1.315cm" svg:height="0.963cm" svg:x="9.6cm" svg:y="16.2cm">
          <draw:text-box>
            <text:p>….</text:p>
          </draw:text-box>
        </draw:frame>
        <draw:frame draw:style-name="gr32" draw:layer="layout" svg:width="1.035cm" svg:height="0.963cm" svg:x="13.6cm" svg:y="16.238cm">
          <draw:text-box>
            <text:p>...</text:p>
          </draw:text-box>
        </draw:frame>
        <draw:frame draw:style-name="gr32" draw:layer="layout" svg:width="1.035cm" svg:height="0.963cm" svg:x="21.4cm" svg:y="16.2cm">
          <draw:text-box>
            <text:p>...</text:p>
          </draw:text-box>
        </draw:frame>
        <draw:frame draw:style-name="gr31" draw:layer="layout" svg:width="1.315cm" svg:height="0.963cm" draw:transform="rotate (1.2318533860576) translate (7.656cm 14.64cm)">
          <draw:text-box>
            <text:p>….</text:p>
          </draw:text-box>
        </draw:frame>
        <draw:frame draw:style-name="gr31" draw:layer="layout" svg:width="1.315cm" svg:height="0.963cm" draw:transform="rotate (2.0917771085152) translate (10.655cm 15.819cm)">
          <draw:text-box>
            <text:p>….</text:p>
          </draw:text-box>
        </draw:frame>
        <draw:frame draw:style-name="gr31" draw:layer="layout" svg:width="1.315cm" svg:height="0.963cm" draw:transform="rotate (-1.97675991080878) translate (20cm 13.992cm)">
          <draw:text-box>
            <text:p>….</text:p>
          </draw:text-box>
        </draw:frame>
        <draw:frame draw:style-name="gr32" draw:layer="layout" svg:width="1.035cm" svg:height="0.963cm" draw:transform="rotate (-1.8455111510588) translate (4.207cm 14.461cm)">
          <draw:text-box>
            <text:p>...</text:p>
          </draw:text-box>
        </draw:frame>
        <draw:line draw:style-name="gr24" draw:text-style-name="P7" draw:layer="layout" svg:x1="12.8cm" svg:y1="6.4cm" svg:x2="10.4cm" svg:y2="10.6cm">
          <text:p/>
        </draw:line>
        <draw:frame draw:style-name="gr33" draw:text-style-name="P19" draw:layer="layout" svg:width="10.364cm" svg:height="1.043cm" svg:x="16.436cm" svg:y="7.353cm">
          <draw:text-box>
            <text:list text:style-name="L2">
              <text:list-header>
                <text:p><text:span text:style-name="T22">Paraphrasing Operation</text:span></text:p>
              </text:list-header>
            </text:list>
          </draw:text-box>
        </draw:frame>
        <draw:frame draw:style-name="gr33" draw:text-style-name="P19" draw:layer="layout" svg:width="5.2cm" svg:height="1.043cm" svg:x="13.328cm" svg:y="5.076cm">
          <draw:text-box>
            <text:list text:style-name="L2">
              <text:list-header>
                <text:p><text:span text:style-name="T22">Original Text</text:span></text:p>
              </text:list-header>
            </text:list>
          </draw:text-box>
        </draw:frame>
        <draw:frame draw:style-name="gr33" draw:text-style-name="P19" draw:layer="layout" svg:width="5.6cm" svg:height="1.043cm" svg:x="21.8cm" svg:y="10.153cm">
          <draw:text-box>
            <text:list text:style-name="L2">
              <text:list-header>
                <text:p><text:span text:style-name="T22">Modified Text</text:span></text:p>
              </text:list-header>
            </text:list>
          </draw:text-box>
        </draw:frame>
        <draw:frame draw:style-name="gr15" draw:layer="layout" svg:width="1.173cm" svg:height="0.881cm" svg:x="4cm" svg:y="16.4cm">
          <draw:object xlink:href="./Object 8" xlink:type="simple" xlink:show="embed" xlink:actuate="onLoad"/>
          <draw:image xlink:href="./ObjectReplacements/Object 8" xlink:type="simple" xlink:show="embed" xlink:actuate="onLoad"/>
        </draw:frame>
        <draw:frame draw:style-name="gr15" draw:layer="layout" svg:width="1.204cm" svg:height="0.881cm" svg:x="11.796cm" svg:y="16.319cm">
          <draw:object xlink:href="./Object 9" xlink:type="simple" xlink:show="embed" xlink:actuate="onLoad"/>
          <draw:image xlink:href="./ObjectReplacements/Object 9" xlink:type="simple" xlink:show="embed" xlink:actuate="onLoad"/>
        </draw:frame>
        <draw:frame draw:style-name="gr15" draw:layer="layout" svg:width="1.181cm" svg:height="0.881cm" svg:x="15.396cm" svg:y="16.4cm">
          <draw:object xlink:href="./Object 10" xlink:type="simple" xlink:show="embed" xlink:actuate="onLoad"/>
          <draw:image xlink:href="./ObjectReplacements/Object 10" xlink:type="simple" xlink:show="embed" xlink:actuate="onLoad"/>
        </draw:frame>
        <draw:frame draw:style-name="gr15" draw:layer="layout" svg:width="1.217cm" svg:height="0.881cm" svg:x="23.2cm" svg:y="16.2cm">
          <draw:object xlink:href="./Object 25"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draw:style-name="gr34" draw:text-style-name="P18" draw:layer="layout" svg:width="11.725cm" svg:height="1.673cm" svg:x="8.4cm" svg:y="2.4cm">
          <draw:text-box>
            <text:p><text:span text:style-name="T10">Two kinds of nodes</text:span></text:p>
          </draw:text-box>
        </draw:frame>
        <draw:frame draw:style-name="gr5" draw:text-style-name="P9" draw:layer="layout" svg:width="1cm" svg:height="0.963cm" svg:x="13cm" svg:y="19cm">
          <draw:text-box>
            <text:p><text:span text:style-name="T11">8</text:span></text:p>
          </draw:text-box>
        </draw:frame>
        <draw:custom-shape draw:style-name="gr9" draw:text-style-name="P7" draw:layer="layout" svg:width="1.2cm" svg:height="1.2cm" svg:x="7.242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0" draw:layer="layout" svg:width="24.148cm" svg:height="4.655cm" svg:x="2.464cm" svg:y="5.329cm">
          <draw:text-box>
            <text:list text:style-name="L3">
              <text:list-item>
                <text:p><text:span text:style-name="T8">OR-Nodes: encode alternative decisions</text:span></text:p>
              </text:list-item>
            </text:list>
            <text:p><text:span text:style-name="T8"/></text:p>
            <text:list text:style-name="L2">
              <text:list-item>
                <text:p><text:span text:style-name="T8">AND-Nodes: encode decomposability of the problem</text:span></text:p>
              </text:list-item>
            </text:list>
            <text:p><text:span text:style-name="T8"><text:s text:c="2"/></text:span><text:span text:style-name="T8">in subproblems, all of which are to be solved</text:span></text:p>
          </draw:text-box>
        </draw:frame>
        <draw:custom-shape draw:style-name="gr9" draw:text-style-name="P7" draw:layer="layout" svg:width="1.2cm" svg:height="1.2cm" svg:x="6.242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2cm" svg:height="1.2cm" svg:x="3.842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2cm" svg:height="1.2cm" svg:x="6.642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2cm" svg:height="1.2cm" svg:x="8.842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2cm" svg:height="1.2cm" svg:x="11.8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2cm" svg:height="1.2cm" svg:x="14.042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layer="layout" svg:width="0.73cm" svg:height="0.68cm" svg:x="1.27cm" svg:y="13.72cm">
          <draw:object xlink:href="./Object 12" xlink:type="simple" xlink:show="embed" xlink:actuate="onLoad"/>
          <draw:image xlink:href="./ObjectReplacements/Object 12" xlink:type="simple" xlink:show="embed" xlink:actuate="onLoad"/>
        </draw:frame>
        <draw:frame draw:style-name="gr15" draw:layer="layout" svg:width="0.111cm" svg:height="0.064cm" svg:x="9.042cm" svg:y="17.4cm">
          <draw:object xlink:href="./Object 13" xlink:type="simple" xlink:show="embed" xlink:actuate="onLoad"/>
          <draw:image xlink:href="./ObjectReplacements/Object 13" xlink:type="simple" xlink:show="embed" xlink:actuate="onLoad"/>
        </draw:frame>
        <draw:frame draw:style-name="gr15" draw:layer="layout" svg:width="0.114cm" svg:height="0.064cm" svg:x="12.042cm" svg:y="17.52cm">
          <draw:object xlink:href="./Object 14" xlink:type="simple" xlink:show="embed" xlink:actuate="onLoad"/>
          <draw:image xlink:href="./ObjectReplacements/Object 14" xlink:type="simple" xlink:show="embed" xlink:actuate="onLoad"/>
        </draw:frame>
        <draw:frame draw:style-name="gr30" draw:layer="layout" svg:width="0.891cm" svg:height="0.963cm" svg:x="6.842cm" svg:y="17.4cm">
          <draw:text-box>
            <text:p>F</text:p>
          </draw:text-box>
        </draw:frame>
        <draw:frame draw:style-name="gr30" draw:layer="layout" svg:width="0.891cm" svg:height="0.963cm" svg:x="14.242cm" svg:y="17.4cm">
          <draw:text-box>
            <text:p>F</text:p>
          </draw:text-box>
        </draw:frame>
        <draw:line draw:style-name="gr24" draw:text-style-name="P7" draw:layer="layout" svg:x1="7.842cm" svg:y1="12.2cm" svg:x2="6.842cm" svg:y2="14.2cm">
          <text:p/>
        </draw:line>
        <draw:line draw:style-name="gr24" draw:text-style-name="P7" draw:layer="layout" svg:x1="6.442cm" svg:y1="15.2cm" svg:x2="5.842cm" svg:y2="16cm">
          <text:p/>
        </draw:line>
        <draw:frame draw:style-name="gr31" draw:layer="layout" svg:width="1.315cm" svg:height="0.963cm" draw:transform="rotate (0.8925613794699) translate (4.312cm 16.891cm)">
          <draw:text-box>
            <text:p>….</text:p>
          </draw:text-box>
        </draw:frame>
        <draw:frame draw:style-name="gr36" draw:text-style-name="P21" draw:layer="layout" svg:width="2.06cm" svg:height="1.195cm" svg:x="8.772cm" svg:y="11.038cm">
          <draw:text-box>
            <text:p><text:span text:style-name="T23">[T,x]</text:span></text:p>
          </draw:text-box>
        </draw:frame>
        <draw:frame draw:style-name="gr37" draw:text-style-name="P21" draw:layer="layout" svg:width="2.318cm" svg:height="1.195cm" svg:x="7.842cm" svg:y="14.205cm">
          <draw:text-box>
            <text:p><text:span text:style-name="T23">[T',y]</text:span></text:p>
          </draw:text-box>
        </draw:frame>
        <draw:frame draw:style-name="gr38" draw:text-style-name="P22" draw:layer="layout" svg:width="4.947cm" svg:height="1.352cm" svg:x="2.4cm" svg:y="11cm">
          <draw:text-box>
            <text:p><text:span text:style-name="T8">OR-Node:</text:span></text:p>
          </draw:text-box>
        </draw:frame>
        <draw:custom-shape draw:style-name="gr9" draw:text-style-name="P7" draw:layer="layout" svg:width="1.2cm" svg:height="1.2cm" svg:x="20.8cm" svg:y="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2cm" svg:height="1.2cm" svg:x="18.7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2cm" svg:height="1.2cm" svg:x="22.3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layer="layout" svg:width="1.315cm" svg:height="0.963cm" svg:x="10.327cm" svg:y="17.4cm">
          <draw:text-box>
            <text:p>….</text:p>
          </draw:text-box>
        </draw:frame>
        <draw:line draw:style-name="gr24" draw:text-style-name="P7" draw:layer="layout" svg:x1="21.1cm" svg:y1="12.2cm" svg:x2="19.7cm" svg:y2="14.2cm">
          <text:p/>
        </draw:line>
        <draw:line draw:style-name="gr24" draw:text-style-name="P7" draw:layer="layout" svg:x1="21.7cm" svg:y1="12.2cm" svg:x2="22.5cm" svg:y2="14.2cm">
          <text:p/>
        </draw:line>
        <draw:frame draw:style-name="gr36" draw:text-style-name="P21" draw:layer="layout" svg:width="2.06cm" svg:height="1.195cm" svg:x="22.5cm" svg:y="10.996cm">
          <draw:text-box>
            <text:p><text:span text:style-name="T23">[T,x]</text:span></text:p>
          </draw:text-box>
        </draw:frame>
        <draw:frame draw:style-name="gr39" draw:text-style-name="P21" draw:layer="layout" svg:width="2.466cm" svg:height="1.195cm" svg:x="19.7cm" svg:y="14.805cm">
          <draw:text-box>
            <text:p><text:span text:style-name="T23">[Ty,y]</text:span></text:p>
          </draw:text-box>
        </draw:frame>
        <draw:frame draw:style-name="gr40" draw:text-style-name="P21" draw:layer="layout" svg:width="2.581cm" svg:height="1.195cm" svg:x="23.5cm" svg:y="14.8cm">
          <draw:text-box>
            <text:p><text:span text:style-name="T23">[Tz,z]</text:span></text:p>
          </draw:text-box>
        </draw:frame>
        <draw:line draw:style-name="gr24" draw:text-style-name="P7" draw:layer="layout" svg:x1="18.9cm" svg:y1="15cm" svg:x2="17.9cm" svg:y2="16.6cm">
          <text:p/>
        </draw:line>
        <draw:line draw:style-name="gr24" draw:text-style-name="P7" draw:layer="layout" svg:x1="22.9cm" svg:y1="15.2cm" svg:x2="22.9cm" svg:y2="16.8cm">
          <text:p/>
        </draw:line>
        <draw:frame draw:style-name="gr41" draw:layer="layout" svg:width="1.315cm" svg:height="0.963cm" draw:transform="rotate (-1.99840199353351) translate (18.321cm 17.199cm)">
          <draw:text-box>
            <text:p>….</text:p>
          </draw:text-box>
        </draw:frame>
        <draw:frame draw:style-name="gr41" draw:layer="layout" svg:width="1.315cm" svg:height="0.963cm" draw:transform="rotate (-1.53170095155022) translate (23.461cm 17.2cm)">
          <draw:text-box>
            <text:p>….</text:p>
          </draw:text-box>
        </draw:frame>
        <draw:frame draw:style-name="gr42" draw:text-style-name="P23" draw:layer="layout" svg:width="5.548cm" svg:height="2.377cm" svg:x="15cm" svg:y="10.924cm">
          <draw:text-box>
            <text:p><text:span text:style-name="T8">AND-Node:</text:span></text:p>
            <text:p><text:span text:style-name="T24">x=yz</text:span></text:p>
          </draw:text-box>
        </draw:frame>
        <draw:path draw:style-name="gr10" draw:text-style-name="P7" draw:layer="layout" svg:width="0.715cm" svg:height="0.706cm" draw:transform="rotate (-0.785398163397448) translate (21.3cm 12.1cm)" svg:viewBox="0 0 716 707" svg:d="m0 707c849 0 707-707 707-707">
          <text:p/>
        </draw:path>
        <draw:frame draw:style-name="gr15" draw:layer="layout" svg:width="1.08cm" svg:height="0.799cm" svg:x="3.869cm" svg:y="17.319cm">
          <draw:object xlink:href="./Object 11" xlink:type="simple" xlink:show="embed" xlink:actuate="onLoad"/>
          <draw:image xlink:href="./ObjectReplacements/Object 11" xlink:type="simple" xlink:show="embed" xlink:actuate="onLoad"/>
        </draw:frame>
        <draw:frame draw:style-name="gr15" draw:layer="layout" svg:width="1.113cm" svg:height="0.799cm" svg:x="8.929cm" svg:y="17.4cm">
          <draw:object xlink:href="./Object 26" xlink:type="simple" xlink:show="embed" xlink:actuate="onLoad"/>
          <draw:image xlink:href="./ObjectReplacements/Object 26" xlink:type="simple" xlink:show="embed" xlink:actuate="onLoad"/>
        </draw:frame>
        <draw:frame draw:style-name="gr15" draw:layer="layout" svg:width="1.139cm" svg:height="0.799cm" svg:x="11.887cm" svg:y="17.4cm">
          <draw:object xlink:href="./Object 27"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draw:style-name="gr5" draw:text-style-name="P9" draw:layer="layout" svg:width="1cm" svg:height="0.963cm" svg:x="13cm" svg:y="19cm">
          <draw:text-box>
            <text:p><text:span text:style-name="T11">9</text:span></text:p>
          </draw:text-box>
        </draw:frame>
        <draw:frame draw:style-name="gr15" draw:layer="layout" svg:width="1.999cm" svg:height="0.999cm" svg:x="13.138cm" svg:y="10.644cm">
          <draw:object xlink:href="./Object 15" xlink:type="simple" xlink:show="embed" xlink:actuate="onLoad"/>
          <draw:image xlink:href="./ObjectReplacements/Object 15" xlink:type="simple" xlink:show="embed" xlink:actuate="onLoad"/>
        </draw:frame>
        <draw:frame draw:style-name="gr43" draw:text-style-name="P24" draw:layer="layout" svg:width="20.204cm" svg:height="1.673cm" svg:x="3.898cm" svg:y="2.149cm">
          <draw:text-box>
            <text:p><text:span text:style-name="T12">Challenges for Acrostic Generation</text:span></text:p>
          </draw:text-box>
        </draw:frame>
        <draw:frame draw:style-name="gr44" draw:text-style-name="P26" draw:layer="layout" svg:width="24.4cm" svg:height="14.551cm" svg:x="2.2cm" svg:y="4.617cm">
          <draw:text-box>
            <text:list text:style-name="L2">
              <text:list-item>
                <text:p text:style-name="P25"><text:span text:style-name="T8">Huge search space. We need a search strategy.</text:span></text:p>
              </text:list-item>
              <text:list-item>
                <text:p text:style-name="P25"><text:span text:style-name="T8">For querying the lists (of successor-nodes), sophisticated data structures such as externalized hash tables and key value stores are needed</text:span></text:p>
              </text:list-item>
              <text:list-item>
                <text:p text:style-name="P25"><text:span text:style-name="T8">Decide when to stop, in the case that no solution was found. May the search tree be endless?</text:span></text:p>
              </text:list-item>
              <text:list-item>
                <text:p text:style-name="P25"><text:span text:style-name="T8">Search in Paraphrase-databases might be time consuming.</text:span></text:p>
              </text:list-item>
              <text:list-item>
                <text:p text:style-name="P25"><text:span text:style-name="T8">Some data sources may not be available as databases, but as webservices</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draw:style-name="gr5" draw:text-style-name="P9" draw:layer="layout" svg:width="1.4cm" svg:height="0.963cm" svg:x="12.2cm" svg:y="19.838cm">
          <draw:text-box>
            <text:p><text:span text:style-name="T11">10</text:span></text:p>
          </draw:text-box>
        </draw:frame>
        <draw:frame draw:style-name="gr15" draw:layer="layout" svg:width="1.999cm" svg:height="0.999cm" svg:x="13.138cm" svg:y="10.644cm">
          <draw:object xlink:href="./Object 20" xlink:type="simple" xlink:show="embed" xlink:actuate="onLoad"/>
          <draw:image xlink:href="./ObjectReplacements/Object 20" xlink:type="simple" xlink:show="embed" xlink:actuate="onLoad"/>
        </draw:frame>
        <draw:frame draw:style-name="gr45" draw:text-style-name="P24" draw:layer="layout" svg:width="16.242cm" svg:height="1.673cm" svg:x="5.879cm" svg:y="2.4cm">
          <draw:text-box>
            <text:p><text:span text:style-name="T12">Best-first Search Heuristic 1</text:span></text:p>
          </draw:text-box>
        </draw:frame>
        <draw:frame draw:style-name="gr46" draw:text-style-name="P20" draw:layer="layout" svg:width="26.578cm" svg:height="13.463cm" svg:x="1cm" svg:y="5.137cm">
          <draw:text-box>
            <text:list text:style-name="L2">
              <text:list-item>
                <text:p><text:span text:style-name="T8">To prune the search space, we apply a best-first search</text:span></text:p>
              </text:list-item>
            </text:list>
            <text:p><text:span text:style-name="T8"/></text:p>
            <text:list text:continue-numbering="true" text:style-name="L2">
              <text:list-item>
                <text:p><text:span text:style-name="T8">Best-first uses a cost estimation heuristic </text:span><text:span text:style-name="T9">f(n) = g(n) + h(n)</text:span></text:p>
                <text:p><text:span text:style-name="T8"/></text:p>
              </text:list-item>
              <text:list-item>
                <text:p><text:span text:style-name="T9">g(n)</text:span><text:span text:style-name="T8"> accumulates the cost (achieved quality) for the partial</text:span></text:p>
                <text:p><text:span text:style-name="T8">acrostic via a concrete path <text:s text:c="22"/>. <text:s text:c="2"/></text:span></text:p>
              </text:list-item>
            </text:list>
            <text:p><text:span text:style-name="T8"/></text:p>
            <text:list text:continue-numbering="true" text:style-name="L2">
              <text:list-header>
                <text:p><text:span text:style-name="T8"/></text:p>
              </text:list-header>
            </text:list>
            <text:p><text:span text:style-name="T8"/></text:p>
            <text:p><text:span text:style-name="T8"><text:s/></text:span></text:p>
            <text:p><text:span text:style-name="T8"><text:s text:c="2"/></text:span><text:span text:style-name="T8">where </text:span><text:span text:style-name="T9">q</text:span><text:span text:style-name="T8"> is a quality-measure from one node to its </text:span></text:p>
            <text:p><text:span text:style-name="T8"><text:s text:c="2"/></text:span><text:span text:style-name="T8">successor. </text:span></text:p>
          </draw:text-box>
        </draw:frame>
        <draw:frame draw:style-name="gr15" draw:layer="layout" svg:width="6.106cm" svg:height="1.19cm" svg:x="14.094cm" svg:y="10.644cm">
          <draw:object xlink:href="./Object 28" xlink:type="simple" xlink:show="embed" xlink:actuate="onLoad"/>
          <draw:image xlink:href="./ObjectReplacements/Object 28" xlink:type="simple" xlink:show="embed" xlink:actuate="onLoad"/>
        </draw:frame>
        <draw:frame draw:style-name="gr15" draw:layer="layout" svg:width="10.329cm" svg:height="1.861cm" svg:x="7.4cm" svg:y="12.8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draw:style-name="gr5" draw:text-style-name="P9" draw:layer="layout" svg:width="1.6cm" svg:height="0.963cm" svg:x="12.6cm" svg:y="19.638cm">
          <draw:text-box>
            <text:p><text:span text:style-name="T11">11</text:span></text:p>
          </draw:text-box>
        </draw:frame>
        <draw:frame draw:style-name="gr15" draw:layer="layout" svg:width="1.999cm" svg:height="0.999cm" svg:x="13.138cm" svg:y="10.644cm">
          <draw:object xlink:href="./Object 5" xlink:type="simple" xlink:show="embed" xlink:actuate="onLoad"/>
          <draw:image xlink:href="./ObjectReplacements/Object 5" xlink:type="simple" xlink:show="embed" xlink:actuate="onLoad"/>
        </draw:frame>
        <draw:frame draw:style-name="gr45" draw:text-style-name="P24" draw:layer="layout" svg:width="16.242cm" svg:height="1.673cm" svg:x="5.8cm" svg:y="2.327cm">
          <draw:text-box>
            <text:p><text:span text:style-name="T12">Best-first Search Heuristic 2</text:span></text:p>
          </draw:text-box>
        </draw:frame>
        <draw:frame draw:style-name="gr47" draw:text-style-name="P22" draw:layer="layout" svg:width="25.93cm" svg:height="2.726cm" svg:x="1.2cm" svg:y="5.074cm">
          <draw:text-box>
            <text:list text:style-name="L2">
              <text:list-item>
                <text:p><text:span text:style-name="T8"><text:s/></text:span><text:span text:style-name="T9">h(n)</text:span><text:span text:style-name="T8"> gives an underestimation of the cost from node </text:span><text:span text:style-name="T9">n</text:span><text:span text:style-name="T8"> to</text:span></text:p>
                <text:p><text:span text:style-name="T8"><text:s/></text:span><text:span text:style-name="T8">a goal node.</text:span></text:p>
              </text:list-item>
            </text:list>
          </draw:text-box>
        </draw:frame>
        <draw:custom-shape draw:style-name="gr9" draw:text-style-name="P7" draw:layer="layout" svg:width="1.2cm" svg:height="1.2cm" svg:x="11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2cm" svg:height="1.2cm" svg:x="14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2cm" svg:height="1.2cm" svg:x="11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2cm" svg:height="1.2cm" svg:x="13.2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2cm" svg:height="1.2cm" svg:x="10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2cm" svg:height="1.2cm" svg:x="4.6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2cm" svg:height="1.2cm" svg:x="14.6cm" svg:y="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2cm" svg:height="1.2cm" svg:x="7.4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0.82cm" svg:height="0.963cm" svg:x="11.2cm" svg:y="8.6cm">
          <draw:text-box>
            <text:p>s</text:p>
          </draw:text-box>
        </draw:frame>
        <draw:line draw:style-name="gr24" draw:text-style-name="P7" draw:layer="layout" svg:x1="11.6cm" svg:y1="9.6cm" svg:x2="11.6cm" svg:y2="11cm">
          <text:p/>
        </draw:line>
        <draw:line draw:style-name="gr24" draw:text-style-name="P7" draw:layer="layout" svg:x1="12cm" svg:y1="9.4cm" svg:x2="14.4cm" svg:y2="10.8cm">
          <text:p/>
        </draw:line>
        <draw:line draw:style-name="gr24" draw:text-style-name="P7" draw:layer="layout" svg:x1="12cm" svg:y1="12cm" svg:x2="13.4cm" svg:y2="14cm">
          <text:p/>
        </draw:line>
        <draw:line draw:style-name="gr24" draw:text-style-name="P7" draw:layer="layout" svg:x1="11.6cm" svg:y1="12.2cm" svg:x2="11.4cm" svg:y2="13.2cm">
          <text:p/>
        </draw:line>
        <draw:line draw:style-name="gr24" draw:text-style-name="P7" draw:layer="layout" svg:x1="11.2cm" svg:y1="14.2cm" svg:x2="10.8cm" svg:y2="15.4cm">
          <text:p/>
        </draw:line>
        <draw:line draw:style-name="gr24" draw:text-style-name="P7" draw:layer="layout" svg:x1="10.2cm" svg:y1="16.4cm" svg:x2="9.2cm" svg:y2="16.8cm">
          <text:p/>
        </draw:line>
        <draw:line draw:style-name="gr24" draw:text-style-name="P7" draw:layer="layout" svg:x1="8.8cm" svg:y1="17.8cm" svg:x2="8.4cm" svg:y2="19cm">
          <text:p/>
        </draw:line>
        <draw:line draw:style-name="gr24" draw:text-style-name="P7" draw:layer="layout" svg:x1="8.4cm" svg:y1="17.6cm" svg:x2="5.6cm" svg:y2="18.8cm">
          <text:p/>
        </draw:line>
        <draw:line draw:style-name="gr24" draw:text-style-name="P7" draw:layer="layout" svg:x1="11.2cm" svg:y1="16.4cm" svg:x2="12.2cm" svg:y2="17.2cm">
          <text:p/>
        </draw:line>
        <draw:line draw:style-name="gr24" draw:text-style-name="P7" draw:layer="layout" svg:x1="13cm" svg:y1="18cm" svg:x2="14.6cm" svg:y2="18.8cm">
          <text:p/>
        </draw:line>
        <draw:frame draw:style-name="gr31" draw:layer="layout" svg:width="1.315cm" svg:height="0.963cm" draw:transform="rotate (-1.75876828723469) translate (12cm 13.18cm)">
          <draw:text-box>
            <text:p>….</text:p>
          </draw:text-box>
        </draw:frame>
        <draw:frame draw:style-name="gr28" draw:layer="layout" svg:width="1.205cm" svg:height="0.963cm" svg:x="11cm" svg:y="11.038cm">
          <draw:text-box>
            <text:p>n1</text:p>
          </draw:text-box>
        </draw:frame>
        <draw:frame draw:style-name="gr29" draw:layer="layout" svg:width="1.171cm" svg:height="0.963cm" svg:x="10cm" svg:y="15.438cm">
          <draw:text-box>
            <text:p>nk</text:p>
          </draw:text-box>
        </draw:frame>
        <draw:frame draw:style-name="gr18" draw:layer="layout" svg:width="0.218cm" svg:height="0.097cm" svg:x="4.753cm" svg:y="18.8cm">
          <draw:object xlink:href="./Object 17" xlink:type="simple" xlink:show="embed" xlink:actuate="onLoad"/>
          <draw:image xlink:href="./ObjectReplacements/Object 17" xlink:type="simple" xlink:show="embed" xlink:actuate="onLoad"/>
        </draw:frame>
        <draw:frame draw:style-name="gr18" draw:layer="layout" svg:width="1.06cm" svg:height="0.7cm" svg:x="14.8cm" svg:y="18.4cm">
          <draw:object xlink:href="./Object 19" xlink:type="simple" xlink:show="embed" xlink:actuate="onLoad"/>
          <draw:image xlink:href="./ObjectReplacements/Object 19" xlink:type="simple" xlink:show="embed" xlink:actuate="onLoad"/>
        </draw:frame>
        <draw:frame draw:style-name="gr48" draw:layer="layout" svg:width="1.137cm" svg:height="0.963cm" draw:transform="rotate (0.841597765311666) translate (8.231cm 17.222cm)">
          <draw:text-box>
            <text:p>…</text:p>
          </draw:text-box>
        </draw:frame>
        <draw:frame draw:style-name="gr32" draw:layer="layout" svg:width="1.035cm" svg:height="0.963cm" draw:transform="rotate (-0.63390358432434) translate (12.566cm 16.825cm)">
          <draw:text-box>
            <text:p>...</text:p>
          </draw:text-box>
        </draw:frame>
        <draw:frame draw:style-name="gr30" draw:layer="layout" svg:width="0.891cm" svg:height="0.963cm" svg:x="7.6cm" svg:y="19.038cm">
          <draw:text-box>
            <text:p>F</text:p>
          </draw:text-box>
        </draw:frame>
        <draw:frame draw:style-name="gr49" draw:layer="layout" svg:width="2.475cm" svg:height="0.963cm" svg:x="8.6cm" svg:y="10cm">
          <draw:text-box>
            <text:p>q(s,n1)</text:p>
          </draw:text-box>
        </draw:frame>
        <draw:frame draw:style-name="gr50" draw:layer="layout" svg:width="2.86cm" svg:height="0.963cm" svg:x="8.4cm" svg:y="12.238cm">
          <draw:text-box draw:corner-radius="0.6cm">
            <text:p>q(n1,n2)</text:p>
          </draw:text-box>
        </draw:frame>
        <draw:frame draw:style-name="gr51" draw:layer="layout" svg:width="3.533cm" svg:height="0.963cm" svg:x="7.267cm" svg:y="14.238cm">
          <draw:text-box>
            <text:p>q(n k-1,nk)</text:p>
          </draw:text-box>
        </draw:frame>
        <draw:path draw:style-name="gr10" draw:text-style-name="P7" draw:layer="layout" svg:width="3.085cm" svg:height="6.923cm" draw:transform="skewX (-8.71831091498266E-017) rotate (2.48255632803673) translate (7.38846806296149cm 15.3897614913825cm)" svg:viewBox="0 0 3086 6924" svg:d="m0 24c409-76 850 32 1176 284 308 238 379 690 275 1022-122 385-169 788 17 1102 173 292 578 1090 753 612 145-395-849 49-902 380-51 322 344 530 529 786 191 263 404 512 598 771 190 253 377 503 554 766 226 336-39 682-289 862l-249 193-105 122">
          <text:p/>
        </draw:path>
        <draw:frame draw:style-name="gr52" draw:layer="layout" svg:width="1.946cm" svg:height="0.963cm" svg:x="5.254cm" svg:y="11.238cm">
          <draw:text-box>
            <text:p>g(nk)</text:p>
          </draw:text-box>
        </draw:frame>
        <draw:path draw:style-name="gr10" draw:text-style-name="P7" draw:layer="layout" svg:width="5.741cm" svg:height="3.227cm" svg:x="11.434cm" svg:y="15.671cm" svg:viewBox="0 0 5742 3228" svg:d="m0 15c316 44 703-137 945 158 248 303 658 427 788 850 140 456 722 545 945 284 706-827-242 198 441 189 339-4 649 160 976 220 346 65 717 157 976 410 228 223 834 324 630 787l-283 315">
          <text:p/>
        </draw:path>
        <draw:frame draw:style-name="gr26" draw:layer="layout" svg:width="1.946cm" svg:height="0.963cm" svg:x="14.654cm" svg:y="16cm">
          <draw:text-box>
            <text:p>h(nk)</text:p>
          </draw:text-box>
        </draw:frame>
        <draw:custom-shape draw:style-name="gr9" draw:text-style-name="P7" draw:layer="layout" svg:width="1.2cm" svg:height="1.2cm" svg:x="16.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7" draw:layer="layout" svg:x1="12.2cm" svg:y1="9cm" svg:x2="16.8cm" svg:y2="11cm">
          <text:p/>
        </draw:line>
        <draw:frame draw:style-name="gr32" draw:layer="layout" svg:width="1.035cm" svg:height="0.963cm" svg:x="15.365cm" svg:y="11.038cm">
          <draw:text-box>
            <text:p>...</text:p>
          </draw:text-box>
        </draw:frame>
        <draw:frame draw:style-name="gr53" draw:text-style-name="P17" draw:layer="layout" svg:width="10.899cm" svg:height="3.554cm" svg:x="16.922cm" svg:y="12.6cm">
          <draw:text-box>
            <text:p><text:span text:style-name="T15">Strategy: evaluate each</text:span></text:p>
            <text:p><text:span text:style-name="T15">successor node and </text:span></text:p>
            <text:p><text:span text:style-name="T15">procede with best one!</text:span></text:p>
          </draw:text-box>
        </draw:frame>
        <draw:frame draw:style-name="gr15" draw:layer="layout" svg:width="1.08cm" svg:height="0.799cm" svg:x="4.6cm" svg:y="18.801cm">
          <draw:object xlink:href="./Object 6" xlink:type="simple" xlink:show="embed" xlink:actuate="onLoad"/>
          <draw:image xlink:href="./ObjectReplacements/Object 6" xlink:type="simple" xlink:show="embed" xlink:actuate="onLoad"/>
        </draw:frame>
        <draw:frame draw:style-name="gr15" draw:layer="layout" svg:width="1.139cm" svg:height="0.799cm" svg:x="14.6cm" svg:y="18.4cm">
          <draw:object xlink:href="./Object 29"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frame draw:style-name="gr5" draw:text-style-name="P9" draw:layer="layout" svg:width="1.4cm" svg:height="0.963cm" svg:x="13cm" svg:y="19cm">
          <draw:text-box>
            <text:p><text:span text:style-name="T11">12</text:span></text:p>
          </draw:text-box>
        </draw:frame>
        <draw:frame draw:style-name="gr15" draw:layer="layout" svg:width="1.999cm" svg:height="0.999cm" svg:x="13.138cm" svg:y="10.644cm">
          <draw:object xlink:href="./Object 23" xlink:type="simple" xlink:show="embed" xlink:actuate="onLoad"/>
          <draw:image xlink:href="./ObjectReplacements/Object 23" xlink:type="simple" xlink:show="embed" xlink:actuate="onLoad"/>
        </draw:frame>
        <draw:frame draw:style-name="gr54" draw:text-style-name="P24" draw:layer="layout" svg:width="18.722cm" svg:height="1.673cm" svg:x="4.639cm" svg:y="2.527cm">
          <draw:text-box>
            <text:p><text:span text:style-name="T12">Challenges for Heuristic Search</text:span></text:p>
          </draw:text-box>
        </draw:frame>
        <draw:frame draw:style-name="gr55" draw:text-style-name="P20" draw:layer="layout" svg:width="24.491cm" svg:height="9.932cm" svg:x="1.2cm" svg:y="6.074cm">
          <draw:text-box>
            <text:list text:style-name="L2">
              <text:list-item>
                <text:p><text:span text:style-name="T8"><text:s/></text:span><text:span text:style-name="T8">Understand how the cost estimation is constructed </text:span></text:p>
              </text:list-item>
            </text:list>
            <text:p><text:span text:style-name="T8"/></text:p>
            <text:list text:continue-numbering="true" text:style-name="L2">
              <text:list-item>
                <text:p><text:span text:style-name="T8"><text:s/></text:span><text:span text:style-name="T8">Find appropriate german-language text base to</text:span></text:p>
                <text:p><text:span text:style-name="T8"><text:s/></text:span><text:span text:style-name="T8">compute the estimation function (computing </text:span></text:p>
                <text:p><text:span text:style-name="T8"><text:s/></text:span><text:span text:style-name="T8">probabilities, local quality measures for paraphrasing</text:span></text:p>
                <text:p><text:span text:style-name="T8"><text:s/></text:span><text:span text:style-name="T8">operators, etc.)</text:span></text:p>
              </text:list-item>
            </text:list>
            <text:p><text:span text:style-name="T25"/></text:p>
            <text:list text:continue-numbering="true" text:style-name="L2">
              <text:list-header>
                <text:p><text:span text:style-name="T25"/></text:p>
              </text:list-header>
            </text:list>
            <text:p><text:span text:style-name="T25"/></text:p>
          </draw:text-box>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frame draw:style-name="gr5" draw:text-style-name="P9" draw:layer="layout" svg:width="1.4cm" svg:height="0.963cm" svg:x="12.6cm" svg:y="19.2cm">
          <draw:text-box>
            <text:p><text:span text:style-name="T11">13</text:span></text:p>
          </draw:text-box>
        </draw:frame>
        <draw:frame draw:style-name="gr15" draw:layer="layout" svg:width="1.999cm" svg:height="0.999cm" svg:x="13.138cm" svg:y="10.644cm">
          <draw:object xlink:href="./Object 24" xlink:type="simple" xlink:show="embed" xlink:actuate="onLoad"/>
          <draw:image xlink:href="./ObjectReplacements/Object 24" xlink:type="simple" xlink:show="embed" xlink:actuate="onLoad"/>
        </draw:frame>
        <draw:frame draw:style-name="gr56" draw:text-style-name="P24" draw:layer="layout" svg:width="8.545cm" svg:height="1.673cm" svg:x="9.728cm" svg:y="2.6cm">
          <draw:text-box>
            <text:p><text:span text:style-name="T12">Further Steps</text:span></text:p>
          </draw:text-box>
        </draw:frame>
        <draw:frame draw:style-name="gr57" draw:text-style-name="P20" draw:layer="layout" svg:width="23.606cm" svg:height="12.399cm" svg:x="1.8cm" svg:y="5.801cm">
          <draw:text-box>
            <text:list text:style-name="L2">
              <text:list-item>
                <text:p><text:span text:style-name="T8">Design the implementation and define project exact</text:span></text:p>
                <text:p><text:span text:style-name="T8">scope</text:span></text:p>
                <text:p><text:span text:style-name="T8"/></text:p>
              </text:list-item>
              <text:list-item>
                <text:p><text:span text:style-name="T8">Find appropriate german-language text corpora </text:span></text:p>
              </text:list-item>
            </text:list>
            <text:p><text:span text:style-name="T8"/></text:p>
            <text:list text:continue-numbering="true" text:style-name="L2">
              <text:list-item>
                <text:p><text:span text:style-name="T8">Start with easy examples as applying single </text:span></text:p>
                <text:p><text:span text:style-name="T8">paraphrasing operators to a given text</text:span></text:p>
                <text:p><text:span text:style-name="T8"/></text:p>
              </text:list-item>
              <text:list-item>
                <text:p><text:span text:style-name="T8">Combine the applied operators</text:span></text:p>
                <text:p><text:span text:style-name="T8"/></text:p>
              </text:list-item>
              <text:list-item>
                <text:p><text:span text:style-name="T8">Implement the A* (best-first) algorithm</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office:forms form:automatic-focus="false" form:apply-design-mode="false"/>
        <draw:frame draw:style-name="gr5" draw:text-style-name="P9" draw:layer="layout" svg:width="1.4cm" svg:height="0.963cm" svg:x="12.6cm" svg:y="19.2cm">
          <draw:text-box>
            <text:p><text:span text:style-name="T11">14</text:span></text:p>
          </draw:text-box>
        </draw:frame>
        <draw:frame draw:style-name="gr15" draw:layer="layout" svg:width="1.999cm" svg:height="0.999cm" svg:x="13.138cm" svg:y="10.644cm">
          <draw:object xlink:href="./Object 18" xlink:type="simple" xlink:show="embed" xlink:actuate="onLoad"/>
          <draw:image xlink:href="./ObjectReplacements/Object 18" xlink:type="simple" xlink:show="embed" xlink:actuate="onLoad"/>
        </draw:frame>
        <draw:frame draw:style-name="gr58" draw:text-style-name="P24" draw:layer="layout" svg:width="9.096cm" svg:height="1.673cm" svg:x="9.452cm" svg:y="2.727cm">
          <draw:text-box>
            <text:p><text:span text:style-name="T12">Work Schedule</text:span></text:p>
          </draw:text-box>
        </draw:frame>
        <draw:frame draw:style-name="standard" draw:layer="layout" svg:width="23.263cm" svg:height="10.26cm" svg:x="2.369cm" svg:y="6.17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6">Milestone</text:span></text:p>
              </table:table-cell>
              <table:table-cell>
                <text:p><text:span text:style-name="T26">Date</text:span></text:p>
              </table:table-cell>
              <table:table-cell>
                <text:p><text:span text:style-name="T26">Goal</text:span></text:p>
              </table:table-cell>
            </table:table-row>
            <table:table-row table:style-name="ro1" table:default-cell-style-name="ce2">
              <table:table-cell>
                <text:p>2<text:span text:style-name="T27">nd</text:span></text:p>
              </table:table-cell>
              <table:table-cell>
                <text:p>December, 1<text:span text:style-name="T27">st</text:span></text:p>
              </table:table-cell>
              <table:table-cell>
                <text:p>Analysing, Concrete Definitions, 1<text:span text:style-name="T27">st</text:span> Results</text:p>
              </table:table-cell>
            </table:table-row>
            <table:table-row table:style-name="ro2" table:default-cell-style-name="ce2">
              <table:table-cell>
                <text:p>3<text:span text:style-name="T27">th</text:span></text:p>
              </table:table-cell>
              <table:table-cell>
                <text:p>January, 12<text:span text:style-name="T27">th</text:span></text:p>
              </table:table-cell>
              <table:table-cell>
                <text:p>Implementation Almost Complete, Concrete Results</text:p>
              </table:table-cell>
            </table:table-row>
            <table:table-row table:style-name="ro2" table:default-cell-style-name="ce2">
              <table:table-cell>
                <text:p>Report Deadline</text:p>
              </table:table-cell>
              <table:table-cell>
                <text:p>February, 2<text:span text:style-name="T27">nd</text:span></text:p>
              </table:table-cell>
              <table:table-cell>
                <text:p>Implementation Finalisation, Report, Revision</text:p>
              </table:table-cell>
            </table:table-row>
            <table:table-row table:style-name="ro3" table:default-cell-style-name="ce2">
              <table:table-cell>
                <text:p>Presentation</text:p>
              </table:table-cell>
              <table:table-cell>
                <text:p>February, 9<text:span text:style-name="T27">th</text:span></text:p>
              </table:table-cell>
              <table:table-cell>
                <text:p>Presentatio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to_20_sem_20_preenchimento_20_nem_20_linha" style:display-name="Objeto sem preenchimento nem linh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bauer </meta:initial-creator>
    <meta:creation-date>2014-10-26T08:58:32</meta:creation-date>
    <dc:date>2014-11-03T09:11:42</dc:date>
    <meta:editing-duration>PT18H15M44S</meta:editing-duration>
    <meta:editing-cycles>188</meta:editing-cycles>
    <meta:generator>LibreOffice/3.5$Linux_X86_64 LibreOffice_project/350m1$Build-2</meta:generator>
    <dc:creator>jbauer </dc:creator>
    <meta:document-statistic meta:object-count="256"/>
  </office:meta>
</office:document-meta>
</file>

<file path=Object 1/content.xml><?xml version="1.0" encoding="utf-8"?>
<math xmlns="http://www.w3.org/1998/Math/MathML">
  <mrow/>
</math>
</file>

<file path=Object 10/content.xml><?xml version="1.0" encoding="utf-8"?>
<math xmlns="http://www.w3.org/1998/Math/MathML">
  <semantics>
    <mrow>
      <mstyle mathsize="22pt">
        <mrow>
          <mrow>
            <mo stretchy="false">γ</mo>
            <mn>3</mn>
          </mrow>
        </mrow>
      </mstyle>
    </mrow>
    <annotation encoding="StarMath 5.0">size +10 {%gamma 3}</annotation>
  </semantics>
</math>
</file>

<file path=Object 11/content.xml><?xml version="1.0" encoding="utf-8"?>
<math xmlns="http://www.w3.org/1998/Math/MathML">
  <semantics>
    <mrow>
      <mstyle mathsize="20pt">
        <mrow>
          <mrow>
            <mo stretchy="false">γ</mo>
            <mn>1</mn>
          </mrow>
        </mrow>
      </mstyle>
    </mrow>
    <annotation encoding="StarMath 5.0">size +8 {%gamma 1}</annotation>
  </semantics>
</math>
</file>

<file path=Object 12/content.xml><?xml version="1.0" encoding="utf-8"?>
<math xmlns="http://www.w3.org/1998/Math/MathML">
  <semantics>
    <mrow>
      <mo stretchy="false">γ</mo>
      <mn>1</mn>
    </mrow>
    <annotation encoding="StarMath 5.0">%gamma 1</annotation>
  </semantics>
</math>
</file>

<file path=Object 13/content.xml><?xml version="1.0" encoding="utf-8"?>
<math xmlns="http://www.w3.org/1998/Math/MathML">
  <semantics>
    <mrow>
      <mo stretchy="false">γ</mo>
      <mn>2</mn>
    </mrow>
    <annotation encoding="StarMath 5.0">%gamma 2</annotation>
  </semantics>
</math>
</file>

<file path=Object 14/content.xml><?xml version="1.0" encoding="utf-8"?>
<math xmlns="http://www.w3.org/1998/Math/MathML">
  <semantics>
    <mrow>
      <mo stretchy="false">γ</mo>
      <mi>k</mi>
    </mrow>
    <annotation encoding="StarMath 5.0">%gamma k</annotation>
  </semantics>
</math>
</file>

<file path=Object 15/content.xml><?xml version="1.0" encoding="utf-8"?>
<math xmlns="http://www.w3.org/1998/Math/MathML">
  <mrow/>
</math>
</file>

<file path=Object 16/content.xml><?xml version="1.0" encoding="utf-8"?>
<math xmlns="http://www.w3.org/1998/Math/MathML">
  <semantics>
    <mrow>
      <mstyle mathsize="26pt">
        <mrow>
          <mstyle color="blue">
            <mrow>
              <mrow>
                <mo stretchy="false">ϕ</mo>
              </mrow>
            </mrow>
          </mstyle>
        </mrow>
      </mstyle>
    </mrow>
    <annotation encoding="StarMath 5.0">size +14 color blue {%phi}</annotation>
  </semantics>
</math>
</file>

<file path=Object 17/content.xml><?xml version="1.0" encoding="utf-8"?>
<math xmlns="http://www.w3.org/1998/Math/MathML">
  <semantics>
    <mrow>
      <mstyle mathsize="26pt">
        <mrow>
          <mo stretchy="false">γ</mo>
        </mrow>
      </mstyle>
      <mn>1</mn>
    </mrow>
    <annotation encoding="StarMath 5.0">size +14 %gamma 1</annotation>
  </semantics>
</math>
</file>

<file path=Object 18/content.xml><?xml version="1.0" encoding="utf-8"?>
<math xmlns="http://www.w3.org/1998/Math/MathML">
  <mrow/>
</math>
</file>

<file path=Object 19/content.xml><?xml version="1.0" encoding="utf-8"?>
<math xmlns="http://www.w3.org/1998/Math/MathML">
  <semantics>
    <mrow>
      <mstyle mathsize="26pt">
        <mrow>
          <mo stretchy="false">γ</mo>
        </mrow>
      </mstyle>
      <mi>n</mi>
    </mrow>
    <annotation encoding="StarMath 5.0">size +14 %gamma n</annotation>
  </semantics>
</math>
</file>

<file path=Object 2/content.xml><?xml version="1.0" encoding="utf-8"?>
<math xmlns="http://www.w3.org/1998/Math/MathML" display="block"/>
</file>

<file path=Object 20/content.xml><?xml version="1.0" encoding="utf-8"?>
<math xmlns="http://www.w3.org/1998/Math/MathML">
  <mrow/>
</math>
</file>

<file path=Object 21/content.xml><?xml version="1.0" encoding="utf-8"?>
<math xmlns="http://www.w3.org/1998/Math/MathML">
  <semantics>
    <mrow>
      <mstyle mathsize="26pt">
        <mrow>
          <mstyle color="blue">
            <mrow>
              <mrow>
                <mrow>
                  <mo stretchy="false">γ</mo>
                  <mo stretchy="false">∈</mo>
                  <mo stretchy="false">Γ</mo>
                </mrow>
                <mn>.</mn>
              </mrow>
            </mrow>
          </mstyle>
        </mrow>
      </mstyle>
    </mrow>
    <annotation encoding="StarMath 5.0">size +14 color blue {%gamma in %GAMMA .}</annotation>
  </semantics>
</math>
</file>

<file path=Object 22/content.xml><?xml version="1.0" encoding="utf-8"?>
<math xmlns="http://www.w3.org/1998/Math/MathML">
  <semantics>
    <mrow>
      <mstyle mathsize="26pt">
        <mrow>
          <mstyle color="blue">
            <mrow>
              <mo stretchy="false">Τ</mo>
            </mrow>
          </mstyle>
        </mrow>
      </mstyle>
    </mrow>
    <annotation encoding="StarMath 5.0">size +14 color blue %TAU</annotation>
  </semantics>
</math>
</file>

<file path=Object 23/content.xml><?xml version="1.0" encoding="utf-8"?>
<math xmlns="http://www.w3.org/1998/Math/MathML">
  <mrow/>
</math>
</file>

<file path=Object 24/content.xml><?xml version="1.0" encoding="utf-8"?>
<math xmlns="http://www.w3.org/1998/Math/MathML">
  <mrow/>
</math>
</file>

<file path=Object 25/content.xml><?xml version="1.0" encoding="utf-8"?>
<math xmlns="http://www.w3.org/1998/Math/MathML">
  <semantics>
    <mrow>
      <mstyle mathsize="22pt">
        <mrow>
          <mrow>
            <mo stretchy="false">γ</mo>
            <mn>4</mn>
          </mrow>
        </mrow>
      </mstyle>
    </mrow>
    <annotation encoding="StarMath 5.0">size +10 {%gamma 4}</annotation>
  </semantics>
</math>
</file>

<file path=Object 26/content.xml><?xml version="1.0" encoding="utf-8"?>
<math xmlns="http://www.w3.org/1998/Math/MathML">
  <semantics>
    <mrow>
      <mstyle mathsize="20pt">
        <mrow>
          <mrow>
            <mo stretchy="false">γ</mo>
            <mn>2</mn>
          </mrow>
        </mrow>
      </mstyle>
    </mrow>
    <annotation encoding="StarMath 5.0">size +8 {%gamma 2}</annotation>
  </semantics>
</math>
</file>

<file path=Object 27/content.xml><?xml version="1.0" encoding="utf-8"?>
<math xmlns="http://www.w3.org/1998/Math/MathML">
  <semantics>
    <mrow>
      <mstyle mathsize="20pt">
        <mrow>
          <mrow>
            <mo stretchy="false">γ</mo>
            <mi>k</mi>
          </mrow>
        </mrow>
      </mstyle>
    </mrow>
    <annotation encoding="StarMath 5.0">size +8 {%gamma k}</annotation>
  </semantics>
</math>
</file>

<file path=Object 28/content.xml><?xml version="1.0" encoding="utf-8"?>
<math xmlns="http://www.w3.org/1998/Math/MathML">
  <semantics>
    <mrow>
      <mstyle mathsize="27pt">
        <mrow>
          <mstyle color="blue">
            <mrow>
              <mrow>
                <mrow>
                  <mi>s</mi>
                  <mo stretchy="false">=</mo>
                  <msub>
                    <mi>n</mi>
                    <mrow>
                      <mn>0</mn>
                    </mrow>
                  </msub>
                </mrow>
                <mi>,</mi>
                <mn>...</mn>
                <mi>,</mi>
                <mrow>
                  <msub>
                    <mi>n</mi>
                    <mi>k</mi>
                  </msub>
                  <mo stretchy="false">=</mo>
                  <mi>n</mi>
                </mrow>
              </mrow>
            </mrow>
          </mstyle>
        </mrow>
      </mstyle>
    </mrow>
    <annotation encoding="StarMath 5.0">size +15 color blue {s= n sub {0},...,n sub k=n}</annotation>
  </semantics>
</math>
</file>

<file path=Object 29/content.xml><?xml version="1.0" encoding="utf-8"?>
<math xmlns="http://www.w3.org/1998/Math/MathML">
  <semantics>
    <mrow>
      <mstyle mathsize="20pt">
        <mrow>
          <mrow>
            <mo stretchy="false">γ</mo>
            <mi>k</mi>
          </mrow>
        </mrow>
      </mstyle>
    </mrow>
    <annotation encoding="StarMath 5.0">size +8{ %gamma k}</annotation>
  </semantics>
</math>
</file>

<file path=Object 3/content.xml><?xml version="1.0" encoding="utf-8"?>
<math xmlns="http://www.w3.org/1998/Math/MathML" display="block"/>
</file>

<file path=Object 4/content.xml><?xml version="1.0" encoding="utf-8"?>
<math xmlns="http://www.w3.org/1998/Math/MathML">
  <semantics>
    <mrow>
      <mstyle mathsize="26pt">
        <mrow>
          <mrow>
            <mstyle color="blue">
              <mrow>
                <mrow>
                  <mrow>
                    <mo stretchy="false">Γ</mo>
                    <mo stretchy="false">⊂</mo>
                    <mo stretchy="false">Τ</mo>
                  </mrow>
                </mrow>
              </mrow>
            </mstyle>
          </mrow>
        </mrow>
      </mstyle>
    </mrow>
    <annotation encoding="StarMath 5.0">size +14 {color blue{ %GAMMA subset %TAU}}</annotation>
  </semantics>
</math>
</file>

<file path=Object 5/content.xml><?xml version="1.0" encoding="utf-8"?>
<math xmlns="http://www.w3.org/1998/Math/MathML">
  <mrow/>
</math>
</file>

<file path=Object 6/content.xml><?xml version="1.0" encoding="utf-8"?>
<math xmlns="http://www.w3.org/1998/Math/MathML">
  <semantics>
    <mrow>
      <mstyle mathsize="20pt">
        <mrow>
          <mrow>
            <mo stretchy="false">γ</mo>
            <mn>1</mn>
          </mrow>
        </mrow>
      </mstyle>
    </mrow>
    <annotation encoding="StarMath 5.0">size +8 {%gamma 1}</annotation>
  </semantics>
</math>
</file>

<file path=Object 7/content.xml><?xml version="1.0" encoding="utf-8"?>
<math xmlns="http://www.w3.org/1998/Math/MathML">
  <semantics>
    <mrow>
      <mstyle mathsize="28pt">
        <mrow>
          <mrow>
            <mstyle color="blue">
              <mrow>
                <mrow>
                  <mi>g</mi>
                  <mrow>
                    <mrow>
                      <mo stretchy="false">(</mo>
                      <mrow>
                        <mi>n</mi>
                      </mrow>
                      <mo stretchy="false">)</mo>
                    </mrow>
                    <mo stretchy="false">=</mo>
                    <mrow>
                      <msubsup>
                        <mo stretchy="false">∑</mo>
                        <mrow>
                          <mrow>
                            <mi>i</mi>
                            <mo stretchy="false">=</mo>
                            <mn>1</mn>
                          </mrow>
                        </mrow>
                        <mi>k</mi>
                      </msubsup>
                      <mrow>
                        <mrow>
                          <mrow>
                            <mn>1</mn>
                          </mrow>
                          <mo stretchy="false">/</mo>
                          <mrow>
                            <mi>q</mi>
                            <mrow>
                              <mo stretchy="false">(</mo>
                              <mrow>
                                <msub>
                                  <mi>n</mi>
                                  <mrow>
                                    <mrow>
                                      <mi>i</mi>
                                      <mo stretchy="false">−</mo>
                                      <mn>1</mn>
                                    </mrow>
                                  </mrow>
                                </msub>
                                <mi>,</mi>
                                <msub>
                                  <mi>n</mi>
                                  <mi>i</mi>
                                </msub>
                              </mrow>
                              <mo stretchy="false">)</mo>
                            </mrow>
                          </mrow>
                        </mrow>
                      </mrow>
                    </mrow>
                  </mrow>
                </mrow>
              </mrow>
            </mstyle>
          </mrow>
        </mrow>
      </mstyle>
    </mrow>
    <annotation encoding="StarMath 5.0">size +16 {color blue {g(n) = sum_{ i=1 }^k {{1}/{q( n_{i-1},n_i )}} }}</annotation>
  </semantics>
</math>
</file>

<file path=Object 8/content.xml><?xml version="1.0" encoding="utf-8"?>
<math xmlns="http://www.w3.org/1998/Math/MathML">
  <semantics>
    <mrow>
      <mstyle mathsize="22pt">
        <mrow>
          <mrow>
            <mo stretchy="false">γ</mo>
            <mn>1</mn>
          </mrow>
        </mrow>
      </mstyle>
    </mrow>
    <annotation encoding="StarMath 5.0">size +10 {%gamma 1}</annotation>
  </semantics>
</math>
</file>

<file path=Object 9/content.xml><?xml version="1.0" encoding="utf-8"?>
<math xmlns="http://www.w3.org/1998/Math/MathML">
  <semantics>
    <mrow>
      <mstyle mathsize="22pt">
        <mrow>
          <mrow>
            <mo stretchy="false">γ</mo>
            <mn>2</mn>
          </mrow>
        </mrow>
      </mstyle>
    </mrow>
    <annotation encoding="StarMath 5.0">size +10 {%gamma 2}</annotation>
  </semantics>
</math>
</file>